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iberation Mono" svg:font-family="'Liberation Mono'" style:font-family-generic="modern"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2"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4222in"/>
    </style:style>
    <style:style style:name="Table1.B" style:family="table-column">
      <style:table-column-properties style:column-width="1.2854in"/>
    </style:style>
    <style:style style:name="Table1.C" style:family="table-column">
      <style:table-column-properties style:column-width="1.3111in"/>
    </style:style>
    <style:style style:name="Table1.D" style:family="table-column">
      <style:table-column-properties style:column-width="1.1458in"/>
    </style:style>
    <style:style style:name="Table1.E" style:family="table-column">
      <style:table-column-properties style:column-width="1.8563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E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E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E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208in" fo:margin-left="0.4861in" table:align="left" style:writing-mode="lr-tb"/>
    </style:style>
    <style:style style:name="Table2.A" style:family="table-column">
      <style:table-column-properties style:column-width="0.7813in"/>
    </style:style>
    <style:style style:name="Table2.B" style:family="table-column">
      <style:table-column-properties style:column-width="5.2396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Code">
      <style:text-properties fo:language="it" fo:country="IT"/>
    </style:style>
    <style:style style:name="P2" style:family="paragraph" style:parent-style-name="Code">
      <style:text-properties fo:language="en" fo:country="US"/>
    </style:style>
    <style:style style:name="P3" style:family="paragraph" style:parent-style-name="Code">
      <style:text-properties fo:language="nb" fo:country="NO"/>
    </style:style>
    <style:style style:name="P4" style:family="paragraph" style:parent-style-name="Code">
      <style:text-properties fo:font-weight="normal" style:font-weight-asian="normal" style:font-weight-complex="normal"/>
    </style:style>
    <style:style style:name="P5" style:family="paragraph" style:parent-style-name="Code">
      <style:text-properties fo:font-weight="normal" style:font-name-asian="TheSansMonoConNormal2" style:font-weight-asian="normal" style:font-weight-complex="normal"/>
    </style:style>
    <style:style style:name="P6" style:family="paragraph" style:parent-style-name="Code">
      <style:text-properties style:font-name-asian="TheSansMonoConNormal2"/>
    </style:style>
    <style:style style:name="P7" style:family="paragraph" style:parent-style-name="Table_20_Head">
      <style:paragraph-properties fo:margin-left="0in" fo:margin-right="0in" fo:text-indent="0in" style:auto-text-indent="false"/>
    </style:style>
    <style:style style:name="P8" style:family="paragraph" style:parent-style-name="Table_20_Head">
      <style:paragraph-properties fo:margin-left="0in" fo:margin-right="0in" fo:text-align="justify" style:justify-single-word="false" fo:text-indent="0in" style:auto-text-indent="false"/>
    </style:style>
    <style:style style:name="P9" style:family="paragraph" style:parent-style-name="Table_20_Text">
      <style:paragraph-properties fo:text-align="justify" style:justify-single-word="false"/>
    </style:style>
    <style:style style:name="P10" style:family="paragraph" style:parent-style-name="Table_20_Text">
      <style:paragraph-properties style:snap-to-layout-grid="false"/>
    </style:style>
    <style:style style:name="P11" style:family="paragraph" style:parent-style-name="Table_20_Text_20_Last">
      <style:paragraph-properties fo:margin-left="0in" fo:margin-right="0.1in" fo:text-align="justify" style:justify-single-word="false" fo:text-indent="0in" style:auto-text-indent="false" fo:padding="0in" fo:border="none"/>
    </style:style>
    <style:style style:name="P12" style:family="paragraph" style:parent-style-name="Table_20_Text_20_Last">
      <style:paragraph-properties fo:margin-left="0in" fo:margin-right="0.1in" fo:text-indent="0in" style:auto-text-indent="false" fo:padding="0in" fo:border="none" style:snap-to-layout-grid="false"/>
    </style:style>
    <style:style style:name="P13"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14" style:family="paragraph" style:parent-style-name="Chapter_20_Title">
      <style:text-properties officeooo:paragraph-rsid="0002e3cc"/>
    </style:style>
    <style:style style:name="P15" style:family="paragraph" style:parent-style-name="Standard">
      <style:paragraph-properties fo:text-align="justify" style:justify-single-word="false"/>
      <style:text-properties officeooo:paragraph-rsid="0002e3cc"/>
    </style:style>
    <style:style style:name="P16" style:family="paragraph" style:parent-style-name="Standard">
      <style:text-properties fo:color="#bfbfbf" style:font-name="ZapfDingbats1" fo:font-size="14pt" officeooo:paragraph-rsid="0002e3cc" style:font-name-asian="ZapfDingbats1" style:font-size-asian="14pt" style:font-name-complex="ZapfDingbats1" style:font-size-complex="14pt"/>
    </style:style>
    <style:style style:name="P17" style:family="paragraph" style:parent-style-name="Body_20_Text_20_Cont">
      <style:text-properties fo:language="en" fo:country="US"/>
    </style:style>
    <style:style style:name="P18" style:family="paragraph" style:parent-style-name="Chapter_20_Number" style:master-page-name="Standard">
      <style:paragraph-properties style:page-number="auto"/>
      <style:text-properties officeooo:paragraph-rsid="0002e3cc"/>
    </style:style>
    <style:style style:name="P19" style:family="paragraph" style:parent-style-name="Bullet" style:list-style-name="WW8Num11"/>
    <style:style style:name="P20" style:family="paragraph" style:parent-style-name="Code">
      <style:text-properties officeooo:paragraph-rsid="000afdae"/>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style:font-name="Utopia-Italic" style:font-name-complex="Utopia-Italic"/>
    </style:style>
    <style:style style:name="T3" style:family="text">
      <style:text-properties style:font-name="Utopia-Italic" fo:language="en" fo:country="US" style:font-name-complex="Utopia-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style:font-name-asian="TheSansMonoConNormal2"/>
    </style:style>
    <style:style style:name="T7" style:family="text">
      <style:text-properties fo:language="en" fo:country="US" officeooo:rsid="000afdae" style:font-name-asian="TheSansMonoConNormal2"/>
    </style:style>
    <style:style style:name="T8" style:family="text">
      <style:text-properties fo:language="en" fo:country="US" fo:font-weight="bold" style:font-weight-asian="bold"/>
    </style:style>
    <style:style style:name="T9" style:family="text">
      <style:text-properties fo:language="en" fo:country="US" style:font-name-asian="Calibri" style:font-size-complex="11pt" style:language-complex="ar" style:country-complex="SA"/>
    </style:style>
    <style:style style:name="T10" style:family="text">
      <style:text-properties fo:language="en" fo:country="US" officeooo:rsid="0005fd18"/>
    </style:style>
    <style:style style:name="T11" style:family="text">
      <style:text-properties fo:language="en" fo:country="US" officeooo:rsid="0008a504"/>
    </style:style>
    <style:style style:name="T12" style:family="text">
      <style:text-properties fo:font-weight="bold" style:font-weight-asian="bold"/>
    </style:style>
    <style:style style:name="T13" style:family="text">
      <style:text-properties fo:font-weight="bold" style:font-name-asian="TheSansMonoConNormal2" style:font-weight-asian="bold"/>
    </style:style>
    <style:style style:name="T14" style:family="text">
      <style:text-properties style:font-name-asian="TheSansMonoConNormal2"/>
    </style:style>
    <style:style style:name="T15" style:family="text">
      <style:text-properties style:font-name="TheSansMonoCondensed-SemiLightI" style:font-name-complex="TheSansMonoCondensed-SemiLightI"/>
    </style:style>
    <style:style style:name="T16" style:family="text">
      <style:text-properties fo:language="it" fo:country="IT"/>
    </style:style>
    <style:style style:name="T17" style:family="text">
      <style:text-properties style:font-name="Utopia-Bold" fo:language="en" fo:country="US" fo:font-weight="bold" style:font-weight-asian="bold" style:font-name-complex="Utopia-Bold" style:font-weight-complex="bold"/>
    </style:style>
    <style:style style:name="T18" style:family="text">
      <style:text-properties style:font-name="TheSansMonoCondensed-Bold" fo:language="en" fo:country="US" fo:font-weight="bold" style:font-weight-asian="bold" style:font-name-complex="TheSansMonoCondensed-Bold" style:font-weight-complex="bold"/>
    </style:style>
    <style:style style:name="T19" style:family="text">
      <style:text-properties fo:language="nb" fo:country="NO"/>
    </style:style>
    <style:style style:name="T20" style:family="text">
      <style:text-properties fo:language="nb" fo:country="NO" style:font-name-asian="TheSansMonoConNormal2"/>
    </style:style>
    <style:style style:name="T21" style:family="text">
      <style:text-properties style:font-name="Times (TT) Regular" style:font-name-complex="Times (TT) Regular"/>
    </style:style>
    <style:style style:name="T22" style:family="text">
      <style:text-properties style:font-name="Times (TT) Regular" fo:font-style="normal" style:font-style-asian="normal" style:font-name-complex="Times (TT) Regular"/>
    </style:style>
    <style:style style:name="T23" style:family="text">
      <style:text-properties style:use-window-font-color="true" style:font-name="TheSansMonoConNormal" fo:font-size="11pt" fo:language="en" fo:country="US" style:font-name-asian="Calibri" style:font-size-asian="11pt" style:language-asian="zxx" style:country-asian="none" style:font-name-complex="TheSansMonoConNormal" style:font-size-complex="11pt" style:language-complex="ar" style:country-complex="SA"/>
    </style:style>
    <style:style style:name="T24" style:family="text">
      <style:text-properties style:use-window-font-color="true" style:font-name="TheSansMonoConNormal" fo:font-size="11pt" fo:language="en" fo:country="US" officeooo:rsid="0008a504" style:font-name-asian="Calibri" style:font-size-asian="11pt" style:language-asian="zxx" style:country-asian="none" style:font-name-complex="TheSansMonoConNormal" style:font-size-complex="11pt" style:language-complex="ar" style:country-complex="SA"/>
    </style:style>
    <style:style style:name="T25" style:family="text">
      <style:text-properties style:use-window-font-color="true" style:font-name="TheSansMonoConNormal" fo:font-size="11pt" fo:language="en" fo:country="US" officeooo:rsid="000afdae" style:font-name-asian="TheSansMonoConNormal2" style:font-size-asian="11pt" style:language-asian="zxx" style:country-asian="none" style:font-name-complex="TheSansMonoConNormal" style:font-size-complex="11pt" style:language-complex="ar" style:country-complex="SA"/>
    </style:style>
    <style:style style:name="T26"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7" style:family="text">
      <style:text-properties style:use-window-font-color="true" style:font-name="TheSansMonoConNormal" fo:font-size="11pt" fo:language="zxx" fo:country="none" officeooo:rsid="00068374" style:font-name-asian="Calibri" style:font-size-asian="11pt" style:language-asian="zxx" style:country-asian="none" style:font-name-complex="TheSansMonoConNormal" style:font-size-complex="11pt" style:language-complex="ar" style:country-complex="SA"/>
    </style:style>
    <style:style style:name="T28" style:family="text">
      <style:text-properties style:use-window-font-color="true" style:font-name="TheSansMonoConNormal" fo:font-size="11pt" fo:language="zxx" fo:country="none" fo:font-weight="bold" style:font-name-asian="Calibri" style:font-size-asian="11pt" style:language-asian="zxx" style:country-asian="none" style:font-weight-asian="bold" style:font-name-complex="TheSansMonoConNormal" style:font-size-complex="11pt" style:language-complex="ar" style:country-complex="SA"/>
    </style:style>
    <style:style style:name="T29" style:family="text">
      <style:text-properties style:use-window-font-color="true" style:font-name="TheSansMonoConNormal" fo:font-size="11pt" fo:language="zxx" fo:country="none" fo:font-weight="bold" style:font-name-asian="Calibri" style:font-size-asian="11pt" style:language-asian="zxx" style:country-asian="none" style:font-weight-asian="bold" style:font-name-complex="TheSansMonoConNormal" style:font-size-complex="11pt" style:language-complex="ar" style:country-complex="SA" style:font-weight-complex="bold"/>
    </style:style>
    <style:style style:name="T30" style:family="text">
      <style:text-properties style:use-window-font-color="true" style:font-name="TheSansMonoConNormal" fo:font-size="11pt" fo:language="zxx" fo:country="none" fo:font-weight="normal" style:font-name-asian="TheSansMonoConNormal2" style:font-size-asian="11pt" style:language-asian="zxx" style:country-asian="none" style:font-weight-asian="normal" style:font-name-complex="TheSansMonoConNormal" style:font-size-complex="11pt" style:language-complex="ar" style:country-complex="SA" style:font-weight-complex="normal"/>
    </style:style>
    <style:style style:name="T31" style:family="text">
      <style:text-properties style:use-window-font-color="true" style:font-name="Utopia1" fo:font-size="11pt" fo:language="en" fo:country="US" style:font-name-asian="Calibri" style:font-size-asian="11pt" style:font-name-complex="Utopia1" style:font-size-complex="11pt" style:language-complex="ar" style:country-complex="SA"/>
    </style:style>
    <style:style style:name="T32" style:family="text">
      <style:text-properties style:use-window-font-color="true" style:font-name="Utopia1" fo:font-size="11pt" fo:language="en" fo:country="US" officeooo:rsid="00056120" style:font-name-asian="Calibri" style:font-size-asian="11pt" style:font-name-complex="Utopia1" style:font-size-complex="11pt" style:language-complex="ar" style:country-complex="SA"/>
    </style:style>
    <style:style style:name="T33" style:family="text">
      <style:text-properties style:use-window-font-color="true" style:font-name="Utopia1" fo:font-size="11pt" fo:language="en" fo:country="US" fo:font-weight="bold" style:font-name-asian="Calibri" style:font-size-asian="11pt" style:font-weight-asian="bold" style:font-name-complex="Utopia1" style:font-size-complex="11pt" style:language-complex="ar" style:country-complex="SA"/>
    </style:style>
    <style:style style:name="T34"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35" style:family="text">
      <style:text-properties style:use-window-font-color="true" style:font-name="Utopia1" fo:font-size="11pt" fo:language="zxx" fo:country="none" fo:font-style="italic" style:font-name-asian="Calibri" style:font-size-asian="11pt" style:language-asian="zxx" style:country-asian="none" style:font-style-asian="italic" style:font-name-complex="Utopia1" style:font-size-complex="11pt" style:language-complex="ar" style:country-complex="SA"/>
    </style:style>
    <style:style style:name="T36" style:family="text">
      <style:text-properties style:use-window-font-color="true" style:font-name="TheSansMonoConNormal1" fo:font-size="11pt" fo:language="en" fo:country="GB" style:font-name-asian="Calibri" style:font-size-asian="11pt" style:font-name-complex="Utopia1" style:font-size-complex="11pt" style:language-complex="ar" style:country-complex="SA"/>
    </style:style>
    <style:style style:name="T37"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38"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39" style:family="text">
      <style:text-properties fo:language="en" fo:country="GB" style:font-name-asian="Calibri" style:font-size-complex="11pt" style:language-complex="ar" style:country-complex="SA"/>
    </style:style>
    <style:style style:name="T40"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41" style:family="text">
      <style:text-properties fo:font-weight="normal" style:font-name-asian="TheSansMonoConNormal2" style:font-weight-asian="normal" style:font-weight-complex="normal"/>
    </style:style>
    <style:style style:name="T42" style:family="text">
      <style:text-properties officeooo:rsid="0004a0fa"/>
    </style:style>
    <style:style style:name="T43" style:family="text">
      <style:text-properties officeooo:rsid="0002e3cc"/>
    </style:style>
    <style:style style:name="T44" style:family="text">
      <style:text-properties officeooo:rsid="0005fd18"/>
    </style:style>
    <style:style style:name="T45" style:family="text">
      <style:text-properties officeooo:rsid="00068374"/>
    </style:style>
    <style:style style:name="T46" style:family="text">
      <style:text-properties officeooo:rsid="000afdae"/>
    </style:style>
    <style:style style:name="T4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08214112" text:id="ct94365808214112">
          <text:insertion>
            <office:change-info>
              <dc:creator>Ray Lischner</dc:creator>
              <dc:date>2020-05-01T11:38:18</dc:date>
            </office:change-info>
          </text:insertion>
        </text:changed-region>
        <text:changed-region xml:id="ct94365798705584" text:id="ct94365798705584">
          <text:deletion>
            <office:change-info>
              <dc:creator>Ray Lischner</dc:creator>
              <dc:date>2020-05-01T11:46:10</dc:date>
            </office:change-info>
            <text:p text:style-name="Body_20_Text_20_Cont"><text:span text:style-name="T34"><text:s/></text:span></text:p>
          </text:deletion>
        </text:changed-region>
        <text:changed-region xml:id="ct94365798705824" text:id="ct94365798705824">
          <text:insertion>
            <office:change-info>
              <dc:creator>Ray Lischner</dc:creator>
              <dc:date>2020-05-01T11:39:03</dc:date>
            </office:change-info>
          </text:insertion>
        </text:changed-region>
        <text:changed-region xml:id="ct94365802282176" text:id="ct94365802282176">
          <text:insertion>
            <office:change-info>
              <dc:creator>Ray Lischner</dc:creator>
              <dc:date>2020-05-01T11:39:27</dc:date>
            </office:change-info>
          </text:insertion>
        </text:changed-region>
        <text:changed-region xml:id="ct94365801134080" text:id="ct94365801134080">
          <text:insertion>
            <office:change-info>
              <dc:creator>Ray Lischner</dc:creator>
              <dc:date>2020-05-01T11:59:35</dc:date>
            </office:change-info>
          </text:insertion>
        </text:changed-region>
        <text:changed-region xml:id="ct94365797201008" text:id="ct94365797201008">
          <text:deletion>
            <office:change-info>
              <dc:creator>Ray Lischner</dc:creator>
              <dc:date>2020-05-03T01:46:16</dc:date>
            </office:change-info>
            <text:p text:style-name="P20"><text:span text:style-name="T6">typedef</text:span></text:p>
          </text:deletion>
        </text:changed-region>
        <text:changed-region xml:id="ct94365805129120" text:id="ct94365805129120">
          <text:insertion>
            <office:change-info>
              <dc:creator>Ray Lischner</dc:creator>
              <dc:date>2020-05-03T01:46:16</dc:date>
            </office:change-info>
          </text:insertion>
        </text:changed-region>
        <text:changed-region xml:id="ct94365801786016" text:id="ct94365801786016">
          <text:insertion>
            <office:change-info>
              <dc:creator>Ray Lischner</dc:creator>
              <dc:date>2020-05-03T01:46:17</dc:date>
            </office:change-info>
          </text:insertion>
        </text:changed-region>
        <text:changed-region xml:id="ct94365804060272" text:id="ct94365804060272">
          <text:deletion>
            <office:change-info>
              <dc:creator>Ray Lischner</dc:creator>
              <dc:date>2020-05-03T01:46:13</dc:date>
            </office:change-info>
            <text:p text:style-name="P20"><text:span text:style-name="T4"><text:s/>result_type</text:span></text:p>
          </text:deletion>
        </text:changed-region>
        <text:changed-region xml:id="ct94365740500480" text:id="ct94365740500480">
          <text:insertion>
            <office:change-info>
              <dc:creator>Ray Lischner</dc:creator>
              <dc:date>2020-05-01T11:47:03</dc:date>
            </office:change-info>
          </text:insertion>
        </text:changed-region>
        <text:changed-region xml:id="ct94365743509712" text:id="ct94365743509712">
          <text:deletion>
            <office:change-info>
              <dc:creator>Ray Lischner</dc:creator>
              <dc:date>2020-05-01T12:16:41</dc:date>
            </office:change-info>
            <text:p text:style-name="Body_20_Text_20_Cont"><text:span text:style-name="Code_20_Inline"><text:span text:style-name="T5">.hpp</text:span></text:span></text:p>
          </text:deletion>
        </text:changed-region>
        <text:changed-region xml:id="ct94365798944416" text:id="ct94365798944416">
          <text:deletion>
            <office:change-info>
              <dc:creator>Ray Lischner</dc:creator>
              <dc:date>2020-05-01T12:16:43</dc:date>
            </office:change-info>
            <text:p text:style-name="Body_20_Text_20_Cont"><text:span text:style-name="T4">fil</text:span></text:p>
          </text:deletion>
        </text:changed-region>
        <text:changed-region xml:id="ct94365804144912" text:id="ct94365804144912">
          <text:insertion>
            <office:change-info>
              <dc:creator>Ray Lischner</dc:creator>
              <dc:date>2020-05-01T12:16:43</dc:date>
            </office:change-info>
          </text:insertion>
        </text:changed-region>
        <text:changed-region xml:id="ct94365805534528" text:id="ct94365805534528">
          <text:insertion>
            <office:change-info>
              <dc:creator>Ray Lischner</dc:creator>
              <dc:date>2020-05-01T12:37:23</dc:date>
            </office:change-info>
          </text:insertion>
        </text:changed-region>
        <text:changed-region xml:id="ct94365803902720" text:id="ct94365803902720">
          <text:deletion>
            <office:change-info>
              <dc:creator>Ray Lischner</dc:creator>
              <dc:date>2020-05-01T12:37:23</dc:date>
            </office:change-info>
            <text:p text:style-name="Code"><text:span text:style-name="T45">{</text:span></text:p>
          </text:deletion>
        </text:changed-region>
        <text:changed-region xml:id="ct94365801869056" text:id="ct94365801869056">
          <text:deletion>
            <office:change-info>
              <dc:creator>Ray Lischner</dc:creator>
              <dc:date>2020-05-01T12:37:25</dc:date>
            </office:change-info>
            <text:p text:style-name="Code"><text:span text:style-name="T26">}</text:span></text:p>
          </text:deletion>
        </text:changed-region>
        <text:changed-region xml:id="ct94365792210608" text:id="ct94365792210608">
          <text:insertion>
            <office:change-info>
              <dc:creator>Ray Lischner</dc:creator>
              <dc:date>2020-05-01T12:37:26</dc:date>
            </office:change-info>
          </text:insertion>
        </text:changed-region>
        <text:changed-region xml:id="ct94365786204544" text:id="ct94365786204544">
          <text:insertion>
            <office:change-info>
              <dc:creator>Ray Lischner</dc:creator>
              <dc:date>2020-05-01T12:36:30</dc:date>
            </office:change-info>
          </text:insertion>
        </text:changed-region>
        <text:changed-region xml:id="ct94365786204928" text:id="ct94365786204928">
          <text:deletion>
            <office:change-info>
              <dc:creator>Ray Lischner</dc:creator>
              <dc:date>2020-05-01T12:36:30</dc:date>
            </office:change-info>
            <text:p text:style-name="Body_20_Text_20_Cont"><text:span text:style-name="T10">0</text:span></text:p>
          </text:deletion>
        </text:changed-region>
        <text:changed-region xml:id="ct94365786463024" text:id="ct94365786463024">
          <text:insertion>
            <office:change-info>
              <dc:creator>Ray Lischner</dc:creator>
              <dc:date>2020-05-01T12:36:43</dc:date>
            </office:change-info>
          </text:insertion>
        </text:changed-region>
        <text:changed-region xml:id="ct94365786463264" text:id="ct94365786463264">
          <text:deletion>
            <office:change-info>
              <dc:creator>Ray Lischner</dc:creator>
              <dc:date>2020-05-01T12:36:42</dc:date>
            </office:change-info>
            <text:p text:style-name="Code"><text:span text:style-name="T44">(</text:span></text:p>
          </text:deletion>
        </text:changed-region>
        <text:changed-region xml:id="ct94365712169600" text:id="ct94365712169600">
          <text:deletion>
            <office:change-info>
              <dc:creator>Ray Lischner</dc:creator>
              <dc:date>2020-05-01T12:36:45</dc:date>
            </office:change-info>
            <text:p text:style-name="Code">)</text:p>
          </text:deletion>
        </text:changed-region>
        <text:changed-region xml:id="ct94365712169840" text:id="ct94365712169840">
          <text:insertion>
            <office:change-info>
              <dc:creator>Ray Lischner</dc:creator>
              <dc:date>2020-05-01T12:36:4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change-start text:change-id="ct94365808214112"/>E X P L O R A T I O N <text:s/><text:span text:style-name="T42">4</text:span><text:span text:style-name="T43">5</text:span></text:p>
      <text:p text:style-name="P15"/>
      <text:p text:style-name="P16"></text:p>
      <text:p text:style-name="P14"><text:change-end text:change-id="ct94365808214112"/><office:annotation office:name="__Annotation__8796_132422596" loext:resolved="false"><dc:creator>Michael Thomas</dc:creator><dc:date>2020-04-13T08:48:10.820000000</dc:date><text:p text:style-name="P21"><text:span text:style-name="T47">Good clean chapter. <text:s/>The document is easy to read and understand.</text:span></text:p>
<text:p text:style-name="P21"><text:span text:style-name="T47"/></text:p>
<text:p text:style-name="P21"><text:span text:style-name="T47">I am running Windows 10 and Visual Studio 2019 16.6.0 Preview 2.1</text:span></text:p>
<text:p text:style-name="P21"><text:span text:style-name="T47"/></text:p>
<text:p text:style-name="P21"><text:span text:style-name="T47">All links in the chapter work.</text:span></text:p>
</office:annotation>Useful Algorithms<office:annotation-end office:name="__Annotation__8796_132422596"/></text:p>
      <text:p text:style-name="Body_20_Text_20_First"><text:span text:style-name="T1">T</text:span>he standard library includes a suite of functions, which the library calls <text:span text:style-name="Emphasis"><text:span text:style-name="T2">algorithms</text:span></text:span>, to simplify many programming tasks that involve repeated application of operations over data ranges. The data can be a container of objects, a portion of a container, values read from an input stream, or any other sequence of objects that you can express with iterators. I’ve introduced a few algorithms when appropriate<text:span text:style-name="T4">.</text:span> <text:span text:style-name="T4">T</text:span>his Exploration takes a closer look at a number of the most useful algorithms.</text:p>
      <text:p text:style-name="Body_20_Text_20_Cont">All of the algorithms in this Exploration are defined in the <text:span text:style-name="Code_20_Inline">&lt;algorithm&gt;</text:span> module.</text:p>
      <text:h text:style-name="Heading_20_1" text:outline-level="1">Ranges and Iterators</text:h>
      <text:p text:style-name="Body_20_Text_20_First">Most of the algorithms used so far use ranges, but as you learned in Exploration 23, sometimes it is useful to use iterators. In most cases, the same algorithm is available in both flavors. But because the range algorithms tend to be easier to use for most programming situations, this Exploration focuses on them. Just remember that the same algorithm is usually available in an iterator flavor, too. And some exist only in iterator form.</text:p>
      <text:p text:style-name="Body_20_Text_20_Cont">The range-flavored algorithms live in the <text:span text:style-name="Code_20_Inline">std::ranges</text:span> namespace, which helps <text:span text:style-name="T34">keep the </text:span>algorithms organized. For example, following are <text:span text:style-name="T34">the two forms of the </text:span><text:span text:style-name="Code_20_Inline"><text:span text:style-name="T39">copy</text:span></text:span><text:span text:style-name="T34"> algorithm, both copying the contents of </text:span><text:span text:style-name="Code_20_Inline"><text:span text:style-name="T39">data</text:span></text:span><text:span text:style-name="T34"> to the standard output:</text:span></text:p>
      <text:p text:style-name="Code"><text:span text:style-name="Default_20_Paragraph_20_Font"><text:span text:style-name="T36">std::copy(data.begin(), data.end(), std::ostream_iterator&lt;int&gt;(std::cout));</text:span></text:span></text:p>
      <text:p text:style-name="Code"><text:span text:style-name="Default_20_Paragraph_20_Font"><text:span text:style-name="T36">std::ranges::copy(data, std::ostream_iterator&lt;int&gt;(std::cout));</text:span></text:span></text:p>
      <text:p text:style-name="Body_20_Text_20_Cont"><text:soft-page-break/>Helper iterators, such <text:span text:style-name="Code_20_Inline">std::ostream_iterator</text:span>, are declared in the <text:span text:style-name="Code_20_Inline"><text:span text:style-name="T39">&lt;iterator&gt;</text:span></text:span> <text:span text:style-name="T34">module</text:span>. <text:span text:style-name="T34">Range helpers</text:span><text:change text:change-id="ct94365798705584"/><text:span text:style-name="T34">, such as </text:span><text:span text:style-name="Code_20_Inline"><text:span text:style-name="T39">std::ranges::istream_view</text:span></text:span><text:span text:style-name="T34">, are declared in the </text:span><text:span text:style-name="Code_20_Inline"><text:span text:style-name="T39">&lt;ranges&gt;</text:span></text:span><text:span text:style-name="T34"> module.</text:span></text:p>
      <text:h text:style-name="Heading_20_1" text:outline-level="1">Searching</text:h>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text:span text:style-name="T4">,</text:span> using the <text:span text:style-name="Code_20_Inline">&lt;</text:span> operator, or according to a custom predicate, that is, a function, functor, or lambda that returns a Boolean result.</text:p>
      <text:h text:style-name="Heading_20_2" text:outline-level="2"><text:bookmark-start text:name="linear"/>Linear Search Algorithms</text:h>
      <text:p text:style-name="Body_20_Text_20_First">The most basic linear search is the <text:span text:style-name="Code_20_Inline">find</text:span> function. It searches a range of read iterators for a value. It returns an iterator that refers to the first matching element in the range. If <text:span text:style-name="Code_20_Inline">find</text:span> cannot find a match, it returns a copy of the end iterator. Listing 45-1 shows an example of its use. The program reads integers into a vector, searches for the value 42, and if found, changes that element to 0.</text:p>
      <text:p text:style-name="Code_20_Caption"><office:annotation office:name="__Annotation__2985_892325107" loext:resolved="false"><dc:creator>Michael Thomas</dc:creator><dc:date>2020-04-13T11:39:22.640000000</dc:date><text:p text:style-name="P21"><text:span text:style-name="T48">Listing in this chapter will not build under Visual Studio.</text:span></text:p>
<text:p text:style-name="P21"><text:span text:style-name="T48"/></text:p>
<text:p text:style-name="P21"><text:span text:style-name="T48">The export / import are not implemented yet.</text:span></text:p>
<text:p text:style-name="P21"><text:span text:style-name="T48"/></text:p>
<text:p text:style-name="P21"><text:span text:style-name="T48">I will contiune to get the latest updates to the Visual Studio Preview as they arrive.</text:span></text:p>
<text:p text:style-name="P21"><text:span text:style-name="T48"/></text:p>
<text:p text:style-name="P21"><text:span text:style-name="T48">The code presented does look accurate. It is just not supported yet.</text:span></text:p>
</office:annotation><text:span text:style-name="T12">Listing 45-1.</text:span> Searching for an Integer<office:annotation-end office:name="__Annotation__2985_892325107"/></text:p>
      <text:p text:style-name="Code">import &lt;algorithm&gt;;</text:p>
      <text:p text:style-name="Code">import &lt;iostream&gt;;</text:p>
      <text:p text:style-name="Code"/>
      <text:p text:style-name="Code">import data;</text:p>
      <text:p text:style-name="Code"/>
      <text:p text:style-name="Code">int main()</text:p>
      <text:p text:style-name="Code">{</text:p>
      <text:p text:style-name="Code"><text:span text:style-name="T14"><text:s text:c="2"/></text:span>intvector data{};</text:p>
      <text:p text:style-name="Code"><text:span text:style-name="T14"><text:s text:c="2"/></text:span>read_data(data);</text:p>
      <text:p text:style-name="Code"><text:span text:style-name="T14"><text:s text:c="2"/></text:span>write_data(data);</text:p>
      <text:p text:style-name="Code"><text:span text:style-name="T13"><text:s text:c="2"/></text:span><text:span text:style-name="T12">if(auto iter</text:span><text:span text:style-name="T28">{</text:span><text:span text:style-name="T12">std::ranges::find(data, 42)</text:span><text:span text:style-name="T28">}</text:span><text:span text:style-name="T12">;</text:span><text:span text:style-name="T13"> </text:span>iter == data.end())</text:p>
      <text:p text:style-name="Code"><text:span text:style-name="T14"><text:s text:c="4"/></text:span>std::cout &lt;&lt; "Value 42 not found\n";</text:p>
      <text:p text:style-name="Code"><text:span text:style-name="T14"><text:s text:c="2"/></text:span>else</text:p>
      <text:p text:style-name="Code"><text:span text:style-name="T14"><text:s text:c="2"/></text:span>{</text:p>
      <text:p text:style-name="Code"><text:span text:style-name="T14"><text:s text:c="4"/></text:span>*iter = 0;</text:p>
      <text:p text:style-name="Code"><text:span text:style-name="T14"><text:s text:c="4"/></text:span>std::cout &lt;&lt; "Value 42 changed to 0:\n";</text:p>
      <text:p text:style-name="Code"><text:span text:style-name="T14"><text:s text:c="4"/></text:span>write_data(data);</text:p>
      <text:p text:style-name="Code"><text:span text:style-name="T14"><text:s text:c="2"/></text:span>}</text:p>
      <text:p text:style-name="Code">}</text:p>
      <text:p text:style-name="Body_20_Text_20_Cont"><text:soft-page-break/><text:span text:style-name="T4">Listing 45-2 shows the </text:span><text:span text:style-name="Code_20_Inline"><text:span text:style-name="T5">data</text:span></text:span><text:span text:style-name="T4"> </text:span><text:span text:style-name="T31">module</text:span><text:span text:style-name="T4">, which provides a few utilities for working with vectors of integers. Most of the examples in this Exploration will </text:span><text:span text:style-name="Code_20_Inline"><text:span text:style-name="T4">i</text:span></text:span><text:span text:style-name="Code_20_Inline"><text:span text:style-name="T38">mport</text:span></text:span><text:span text:style-name="T4"> this </text:span><text:span text:style-name="T31">module</text:span><text:span text:style-name="T4">.</text:span></text:p>
      <text:p text:style-name="Code_20_Caption"><text:change-start text:change-id="ct94365798705824"/><text:span text:style-name="T12"><text:hidden-text text:condition="ooow:" text:string-value=".hpp" text:is-hidden="true"/></text:span><text:change-end text:change-id="ct94365798705824"/><text:span text:style-name="T12">Listing 45-2.</text:span> The <text:span text:style-name="Code_20_Inline"><text:span text:style-name="T15">data</text:span></text:span> <text:span text:style-name="T35">Module </text:span>to Support Integer Data</text:p>
      <text:p text:style-name="P1">export module data;</text:p>
      <text:p text:style-name="P1"/>
      <text:p text:style-name="P2">import &lt;algorithm&gt;;</text:p>
      <text:p text:style-name="P2">import &lt;iostream&gt;;</text:p>
      <text:p text:style-name="P2">import &lt;iterator&gt;;</text:p>
      <text:p text:style-name="P2">export import &lt;vector&gt;;</text:p>
      <text:p text:style-name="P2"/>
      <text:p text:style-name="P2">/// Convenient shorthand for a vector of integers.</text:p>
      <text:p text:style-name="P2">export using intvector = std::vector&lt;int&gt;;</text:p>
      <text:p text:style-name="P2"/>
      <text:p text:style-name="P2">/// Read a series of integers from the standard input into @p data,</text:p>
      <text:p text:style-name="P2">/// overwriting @p data in the process.</text:p>
      <text:p text:style-name="P2">/// @param[in,out] data a vector of integers</text:p>
      <text:p text:style-name="P2">export void read_data(intvector&amp; data)</text:p>
      <text:p text:style-name="P2">{</text:p>
      <text:p text:style-name="Code"><text:span text:style-name="T6"><text:s text:c="2"/></text:span><text:span text:style-name="T4">data.clear();</text:span></text:p>
      <text:p text:style-name="Code"><text:span text:style-name="T6"><text:s text:c="2"/></text:span><text:span text:style-name="T4">data.insert(data.begin(), std::istream_iterator&lt;int&gt;(std::cin),</text:span></text:p>
      <text:p text:style-name="Code"><text:span text:style-name="T6"><text:s text:c="28"/></text:span><text:span text:style-name="T4">std::istream_iterator&lt;int&gt;());</text:span></text:p>
      <text:p text:style-name="P2">}</text:p>
      <text:p text:style-name="P2"/>
      <text:p text:style-name="P2">/// Write a vector of integers to the standard output. Write all values on one</text:p>
      <text:p text:style-name="P2">/// line, separated by single space characters, and surrounded by curly braces,</text:p>
      <text:p text:style-name="P2">/// e.g., { 1 2 3 }.</text:p>
      <text:p text:style-name="P2">/// @param data a vector of integers</text:p>
      <text:p text:style-name="Code"><text:span text:style-name="T23">export</text:span><text:span text:style-name="T4"> void write_data(intvector const&amp; data)</text:span></text:p>
      <text:p text:style-name="P2">{</text:p>
      <text:p text:style-name="Code"><text:span text:style-name="T6"><text:s text:c="2"/></text:span><text:span text:style-name="T4">std::cout &lt;&lt; "{ ";</text:span></text:p>
      <text:p text:style-name="Code"><text:span text:style-name="T6"><text:s text:c="2"/></text:span><text:span text:style-name="T4">std::ranges::copy(data,</text:span><text:span text:style-name="T6"> </text:span><text:span text:style-name="T4">std::ostream_iterator&lt;int&gt;(std::cout, " "));</text:span></text:p>
      <text:p text:style-name="Code"><text:span text:style-name="T6"><text:s text:c="2"/></text:span><text:span text:style-name="T4">std::cout &lt;&lt; "}\n";</text:span></text:p>
      <text:p text:style-name="P2">}</text:p>
      <text:p text:style-name="Body_20_Text_20_Cont"><text:span text:style-name="T4">A companion to the </text:span><text:span text:style-name="Code_20_Inline"><text:span text:style-name="T4">find</text:span></text:span><text:span text:style-name="T4"> algorithm is </text:span><text:span text:style-name="Code_20_Inline"><text:span text:style-name="T4">find_if</text:span></text:span><text:span text:style-name="T4">. Instead of searching for a matching value, </text:span><text:span text:style-name="Code_20_Inline"><text:span text:style-name="T4">find_if</text:span></text:span><text:span text:style-name="T4"> takes a predicate function or function object (from now on, I will write </text:span><text:span text:style-name="Emphasis"><text:span text:style-name="T3">functor</text:span></text:span><text:span text:style-name="T4"> to indicate a free function, a function object, or a lambda). It calls the functor for every element in the range, until the functor returns </text:span><text:span text:style-name="Code_20_Inline"><text:span text:style-name="T4">true</text:span></text:span><text:span text:style-name="T4"> (or any value that can be converted automatically to </text:span><text:span text:style-name="Code_20_Inline"><text:span text:style-name="T4">true</text:span></text:span><text:span text:style-name="T4">, such as a nonzero numeric value). If the functor never returns true, </text:span><text:span text:style-name="Code_20_Inline"><text:span text:style-name="T4">find_if</text:span></text:span><text:span text:style-name="T4"> returns the end iterator.</text:span></text:p>
      <text:p text:style-name="Body_20_Text_20_Cont"><text:span text:style-name="T4">Every search algorithm comes in two forms. The first compares items using an operator (</text:span><text:span text:style-name="Code_20_Inline"><text:span text:style-name="T4">==</text:span></text:span><text:span text:style-name="T4"> for linear searches and </text:span><text:span text:style-name="Code_20_Inline"><text:span text:style-name="T4">&lt;</text:span></text:span><text:span text:style-name="T4"> for binary searches). The second form uses a </text:span><text:soft-page-break/><text:span text:style-name="T4">caller-supplied functor instead of the operator. For most algorithms, the functor is an additional argument to the algorithm, so the compiler can distinguish the two forms. In a few cases, both forms take the same number of arguments, and the library uses distinct names, because the compiler could not otherwise distinguish between the two forms. In these cases, the functor form has </text:span><text:span text:style-name="Code_20_Inline"><text:span text:style-name="T4">_if</text:span></text:span><text:span text:style-name="T4"> added to the name, such as </text:span><text:span text:style-name="Code_20_Inline"><text:span text:style-name="T4">find</text:span></text:span><text:span text:style-name="T4"> and </text:span><text:span text:style-name="Code_20_Inline"><text:span text:style-name="T4">find_if</text:span></text:span><text:span text:style-name="T4">.</text:span></text:p>
      <text:p text:style-name="Body_20_Text_20_Cont"><text:span text:style-name="T4">Suppose you want to search a vector of integers, not for a single value, but for any value that falls within a certain range. You can write a custom predicate to test a hard-coded range, but a more useful solution is to write a general-purpose functor that compares an integer against any range. Use this functor by supplying the range limits as argument to the constructor. </text:span><text:span text:style-name="Strong_20_Emphasis"><text:span text:style-name="T4">Is this best implemented as a free function, function object, or lambda?</text:span></text:span><text:span text:style-name="T4"> ________________________ Because it must store state, I recommend writing a functor.</text:span></text:p>
      <text:p text:style-name="Body_20_Text_20_Cont"><text:span text:style-name="T4">A lambda is good when you need to search for specific values, but a functor is easier if you want to write a generic comparator that can store the limits. </text:span><text:span text:style-name="T17">Write the </text:span><text:span text:style-name="Code_20_Inline"><text:span text:style-name="T18">intrange</text:span></text:span><text:span text:style-name="T17"> functor.</text:span><text:span text:style-name="T4"> The constructor takes two </text:span><text:span text:style-name="Code_20_Inline"><text:span text:style-name="T4">int</text:span></text:span><text:span text:style-name="T4"> arguments. The function call operator takes a single </text:span><text:span text:style-name="Code_20_Inline"><text:span text:style-name="T4">int</text:span></text:span><text:span text:style-name="T4"> argument. It returns true, if the argument falls within the inclusive range specified in the constructor, or false, if the argument lies outside the range.</text:span></text:p>
      <text:p text:style-name="Body_20_Text_20_Cont"><text:span text:style-name="T4">Listing 45-3 shows my implementation of </text:span><text:span text:style-name="Code_20_Inline"><text:span text:style-name="T4">intrange</text:span></text:span><text:span text:style-name="T4">. T</text:span><text:span text:style-name="T31">his range is inclusive of the low and high ends, which differs from the C++ convention of using a half-open range. But it is the simplest way to ensure that a range can span the entire set of integers. In a half-open range, a range in which the low and high have the same value is the typical way to represent an empty range. With </text:span><text:span text:style-name="Code_20_Inline"><text:span text:style-name="T9">intrange</text:span></text:span><text:span text:style-name="T31">, an empty range occurs when </text:span><text:span text:style-name="Code_20_Inline"><text:span text:style-name="T9">high</text:span></text:span><text:span text:style-name="T31"> </text:span><text:span text:style-name="Code_20_Inline"><text:span text:style-name="T9">&lt;</text:span></text:span><text:span text:style-name="T31"> </text:span><text:span text:style-name="Code_20_Inline"><text:span text:style-name="T9">low</text:span></text:span><text:span text:style-name="T31">.</text:span></text:p>
      <text:p text:style-name="Code_20_Caption"><text:change-start text:change-id="ct94365802282176"/><text:span text:style-name="T12"><text:hidden-text text:condition="ooow:" text:string-value=".hpp" text:is-hidden="true"/></text:span><text:change-end text:change-id="ct94365802282176"/><text:span text:style-name="T12">Listing 45-3.</text:span> Functor <text:span text:style-name="Code_20_Inline"><text:span text:style-name="T15">intrange</text:span></text:span> to Generate Integers <text:span text:style-name="T4">i</text:span>n a Certain Range</text:p>
      <text:p text:style-name="P3">export module intrange;</text:p>
      <text:p text:style-name="P3"/>
      <text:p text:style-name="P3">import &lt;algorithm&gt;;</text:p>
      <text:p text:style-name="P3"/>
      <text:p text:style-name="P3">/// Check whether an integer lies within an inclusive range.</text:p>
      <text:p text:style-name="P3">export class intrange</text:p>
      <text:p text:style-name="P3">{</text:p>
      <text:p text:style-name="P3">public:</text:p>
      <text:p text:style-name="P3"><text:s text:c="2"/>/// Construct an integer range.</text:p>
      <text:p text:style-name="P3"><text:s text:c="2"/>/// If the parameters are in the wrong order,</text:p>
      <text:p text:style-name="P3"><text:s text:c="2"/>/// swap them to the right order.</text:p>
      <text:p text:style-name="P3"><text:s text:c="2"/>/// @param low the lower bound of the inclusive range</text:p>
      <text:p text:style-name="P3"><text:soft-page-break/><text:s text:c="2"/>/// @param high the upper bound of the inclusive range</text:p>
      <text:p text:style-name="Code"><text:span text:style-name="T20"><text:s text:c="2"/></text:span><text:span text:style-name="T19">inline intrange(int low, int high)</text:span></text:p>
      <text:p text:style-name="P3"><text:s text:c="2"/>: low_{low}, high_{high}</text:p>
      <text:p text:style-name="P3"><text:s text:c="2"/>{}</text:p>
      <text:p text:style-name="P3"/>
      <text:p text:style-name="P3"><text:s text:c="2"/>/// Check whether a value lies within the inclusive range.</text:p>
      <text:p text:style-name="P3"><text:s text:c="2"/>/// @param test the value to test</text:p>
      <text:p text:style-name="Code"><text:span text:style-name="T20"><text:s text:c="2"/></text:span><text:span text:style-name="T19">inline bool operator()(int test) </text:span></text:p>
      <text:p text:style-name="P3"><text:s text:c="2"/>const</text:p>
      <text:p text:style-name="P3"><text:s text:c="2"/>{</text:p>
      <text:p text:style-name="Code"><text:span text:style-name="T20"><text:s text:c="4"/></text:span><text:span text:style-name="T19">return test &gt;= low_ and test &lt;= high_;</text:span></text:p>
      <text:p text:style-name="P3"><text:s text:c="2"/>}</text:p>
      <text:p text:style-name="P3">private:</text:p>
      <text:p text:style-name="Code"><text:span text:style-name="T20"><text:s text:c="2"/></text:span><text:span text:style-name="T19">int const low_;</text:span></text:p>
      <text:p text:style-name="Code"><text:span text:style-name="T20"><text:s text:c="2"/></text:span><text:span text:style-name="T19">int const high_;</text:span></text:p>
      <text:p text:style-name="P3">};</text:p>
      <text:p text:style-name="Body_20_Text_20_Cont"><text:span text:style-name="T17">Write a test program</text:span><text:span text:style-name="T4"> that reads integers from the standard input and then uses </text:span><text:span text:style-name="Code_20_Inline"><text:span text:style-name="T4">find_if</text:span></text:span><text:span text:style-name="T4"> and </text:span><text:span text:style-name="Code_20_Inline"><text:span text:style-name="T4">intrange</text:span></text:span><text:span text:style-name="T4"> to find the first value that lies within the range [10, 20]. Compare your solution with mine in Listing 45-4.</text:span></text:p>
      <text:p text:style-name="Code_20_Caption"><text:span text:style-name="T12">Listing 45-4.</text:span> Using <text:span text:style-name="Code_20_Inline"><text:span text:style-name="T15">find_if</text:span></text:span> and <text:span text:style-name="Code_20_Inline"><text:span text:style-name="T15">intrange</text:span></text:span> to Find an Integer That Lies Within a Range</text:p>
      <text:p text:style-name="Code">import &lt;algorithm&gt;;</text:p>
      <text:p text:style-name="Code">import &lt;iostream&gt;;</text:p>
      <text:p text:style-name="Code">import &lt;ranges&gt;;</text:p>
      <text:p text:style-name="Code"/>
      <text:p text:style-name="Code">import data;</text:p>
      <text:p text:style-name="Code">import intrange;</text:p>
      <text:p text:style-name="Code"/>
      <text:p text:style-name="Code">int main()</text:p>
      <text:p text:style-name="Code">{</text:p>
      <text:p text:style-name="Code"><text:span text:style-name="T14"><text:s text:c="2"/></text:span>intvector data{};</text:p>
      <text:p text:style-name="Code"><text:span text:style-name="T14"><text:s text:c="2"/></text:span>read_data(data);</text:p>
      <text:p text:style-name="Code"><text:span text:style-name="T14"><text:s text:c="2"/></text:span>write_data(data);</text:p>
      <text:p text:style-name="Code"><text:span text:style-name="T14"><text:s text:c="2"/>if (</text:span>auto iter{std::ranges::find_if(data, intrange{10, 20})};<text:span text:style-name="T14"> </text:span>iter == data.end())</text:p>
      <text:p text:style-name="Code"><text:span text:style-name="T14"><text:s text:c="4"/></text:span>std::cout &lt;&lt; "No values in [10,20] found\n";</text:p>
      <text:p text:style-name="Code"><text:span text:style-name="T14"><text:s text:c="2"/></text:span>else</text:p>
      <text:p text:style-name="Code"><text:span text:style-name="T14"><text:s text:c="4"/></text:span>std::cout &lt;&lt; "Value " &lt;&lt; *iter &lt;&lt; " in range [10,20].\n";</text:p>
      <text:p text:style-name="Code">}</text:p>
      <text:p text:style-name="Body_20_Text_20_Cont"><text:span text:style-name="T4">A few of the following examples generate random data and apply algorithms to the data. The standard library has a rich, complicated library for generating pseudo-random numbers. The details of this library are beyond the scope of this book. Only the mathematically adventuresome should crack open the details of the </text:span><text:span text:style-name="Code_20_Inline"><text:span text:style-name="T4">&lt;random&gt;</text:span></text:span><text:span text:style-name="T4"> </text:span><text:span text:style-name="T31">module</text:span><text:span text:style-name="T4">. For your convenience, Listing 45-5 presents the </text:span><text:span text:style-name="Code_20_Inline"><text:span text:style-name="T4">randomint</text:span></text:span><text:span text:style-name="T4"> </text:span><text:span text:style-name="T31">module</text:span><text:span text:style-name="T4">, which </text:span><text:soft-page-break/><text:span text:style-name="T4">defines the </text:span><text:span text:style-name="Code_20_Inline"><text:span text:style-name="T4">randomint</text:span></text:span><text:span text:style-name="T4"> class, which generates random integers in a caller-supplied range. </text:span></text:p>
      <text:p text:style-name="Code_20_Caption"><text:change-start text:change-id="ct94365801134080"/><text:span text:style-name="T8"><text:hidden-text text:condition="ooow:" text:string-value=".hpp" text:is-hidden="true"/></text:span><text:change-end text:change-id="ct94365801134080"/><text:span text:style-name="T8">Listing 45-5.</text:span><text:span text:style-name="T4"> Generating Random Integers</text:span></text:p>
      <text:p text:style-name="P2">export module randomint;</text:p>
      <text:p text:style-name="P2"/>
      <text:p text:style-name="P2">import &lt;algorithm&gt;;</text:p>
      <text:p text:style-name="P2">import &lt;random&gt;;</text:p>
      <text:p text:style-name="P2"/>
      <text:p text:style-name="P2">/// Generate uniformly distributed random integers in a range.</text:p>
      <text:p text:style-name="P2">export class randomint</text:p>
      <text:p text:style-name="P2">{</text:p>
      <text:p text:style-name="P2">public:</text:p>
      <text:p text:style-name="P20"><text:span text:style-name="T6"><text:s text:c="2"/></text:span><text:change text:change-id="ct94365797201008"/><text:change-start text:change-id="ct94365805129120"/><text:span text:style-name="T25">using</text:span><text:change-end text:change-id="ct94365805129120"/><text:span text:style-name="T6"> </text:span><text:change-start text:change-id="ct94365801786016"/><text:span text:style-name="T6">result_type </text:span><text:span text:style-name="T7">= </text:span><text:change-end text:change-id="ct94365801786016"/><text:span text:style-name="T6">std::default_random_engine::result_type</text:span><text:change text:change-id="ct94365804060272"/><text:span text:style-name="T4">;</text:span></text:p>
      <text:p text:style-name="P2"/>
      <text:p text:style-name="Code"><text:span text:style-name="T6"><text:s text:c="2"/></text:span><text:span text:style-name="T4">/// Construct a random-number generator to produce numbers in the range [</text:span><text:span text:style-name="T23">`</text:span><text:span text:style-name="T4">low</text:span><text:span text:style-name="T23">`</text:span><text:span text:style-name="T4">, </text:span><text:span text:style-name="T23">`</text:span><text:span text:style-name="T4">high</text:span><text:span text:style-name="T23">`</text:span><text:span text:style-name="T4">].</text:span></text:p>
      <text:p text:style-name="Code"><text:span text:style-name="T6"><text:s text:c="2"/></text:span><text:span text:style-name="T4">/// If @p low &gt; @p high the values are reversed.</text:span></text:p>
      <text:p text:style-name="Code"><text:span text:style-name="T6"><text:s text:c="2"/></text:span><text:span text:style-name="T4">randomint(result_type low, result_type high)</text:span></text:p>
      <text:p text:style-name="Code"><text:span text:style-name="T6"><text:s text:c="2"/></text:span><text:span text:style-name="T4">: prng_{},</text:span></text:p>
      <text:p text:style-name="Code"><text:span text:style-name="T6"><text:s text:c="4"/></text:span><text:span text:style-name="T4">distribution_{std::min(low, high), std::max(low, high)}</text:span></text:p>
      <text:p text:style-name="Code"><text:span text:style-name="T6"><text:s text:c="2"/></text:span><text:span text:style-name="T4">{}</text:span></text:p>
      <text:p text:style-name="P2"/>
      <text:p text:style-name="Code"><text:span text:style-name="T6"><text:s text:c="2"/></text:span><text:span text:style-name="T4">/// Generate the next random number generator.</text:span></text:p>
      <text:p text:style-name="Code"><text:span text:style-name="T6"><text:s text:c="2"/></text:span><text:span text:style-name="T4">result_type operator()()</text:span></text:p>
      <text:p text:style-name="Code"><text:span text:style-name="T6"><text:s text:c="2"/></text:span><text:span text:style-name="T4">{</text:span></text:p>
      <text:p text:style-name="Code"><text:span text:style-name="T6"><text:s text:c="5"/></text:span><text:span text:style-name="T4">return distribution_(prng_);</text:span></text:p>
      <text:p text:style-name="Code"><text:span text:style-name="T6"><text:s text:c="2"/></text:span><text:span text:style-name="T4">}</text:span></text:p>
      <text:p text:style-name="P2"/>
      <text:p text:style-name="P2">private:</text:p>
      <text:p text:style-name="Code"><text:span text:style-name="T6"><text:s text:c="2"/></text:span><text:span text:style-name="T4">// implementation-defined pseudo-random-number generator</text:span></text:p>
      <text:p text:style-name="Code"><text:span text:style-name="T6"><text:s text:c="2"/></text:span><text:span text:style-name="T4">std::default_random_engine prng_;</text:span></text:p>
      <text:p text:style-name="Code"><text:span text:style-name="T6"><text:s text:c="2"/></text:span><text:span text:style-name="T4">// Map random numbers to a uniform distribution.</text:span></text:p>
      <text:p text:style-name="Code"><text:span text:style-name="T6"><text:s text:c="2"/></text:span><text:span text:style-name="T4">std::uniform_int_distribution&lt;result_type&gt; distribution_;</text:span></text:p>
      <text:p text:style-name="P2">};</text:p>
      <text:p text:style-name="Body_20_Text_20_Cont"><text:span text:style-name="T4">The </text:span><text:span text:style-name="Code_20_Inline"><text:span text:style-name="T4">search</text:span></text:span><text:span text:style-name="T4"> function is similar to </text:span><text:span text:style-name="Code_20_Inline"><text:span text:style-name="T4">find</text:span></text:span><text:span text:style-name="T4">, except it searches for a matching sub-range. That is, you supply a range in which to search and a range of values to </text:span><text:span text:style-name="T31">find</text:span><text:span text:style-name="T4">. The </text:span><text:span text:style-name="Code_20_Inline"><text:span text:style-name="T4">search</text:span></text:span><text:span text:style-name="T4"> algorithm looks for the first occurrence of a sequence of elements that equals the entire match range and returns a subrange </text:span><text:span text:style-name="T31">that is actually a pair of iterators that point into the search range for where it found the first match</text:span><text:span text:style-name="T4">. If not found, the subrange is empty, which evaluates as false in an </text:span><text:span text:style-name="Code_20_Inline"><text:span text:style-name="T4">if</text:span></text:span><text:span text:style-name="T4"> statement. Listing 45-6 shows a silly program that generates a large vector of random integers in the range 0 to 9 and then searches for a sub-range that matches the first four digits of </text:span><text:span text:style-name="T21">π</text:span><text:span text:style-name="T4">.</text:span></text:p>
      <text:p text:style-name="Code_20_Caption"><text:soft-page-break/><text:span text:style-name="T12">Listing 45-6.</text:span> Finding a Sub<text:span text:style-name="T4">-</text:span>range <text:span text:style-name="T4">T</text:span>hat Matches the First Four Digits of <text:span text:style-name="T22">π</text:span></text:p>
      <text:p text:style-name="Code">import &lt;algorithm&gt;;</text:p>
      <text:p text:style-name="Code">import &lt;iostream&gt;;</text:p>
      <text:p text:style-name="Code">import &lt;iterator&gt;;</text:p>
      <text:p text:style-name="Code">import &lt;vector&gt;;</text:p>
      <text:p text:style-name="Code"/>
      <text:p text:style-name="Code">import data;</text:p>
      <text:p text:style-name="Code">import randomint;</text:p>
      <text:p text:style-name="Code"/>
      <text:p text:style-name="Code">int main()</text:p>
      <text:p text:style-name="Code">{</text:p>
      <text:p text:style-name="Code"><text:span text:style-name="T14"><text:s text:c="2"/></text:span>intvector pi{ 3, 1, 4, 1 };</text:p>
      <text:p text:style-name="Code"><text:span text:style-name="T14"><text:s text:c="2"/></text:span>intvector data(10000, 0);</text:p>
      <text:p text:style-name="Code"><text:span text:style-name="T14"><text:s text:c="2"/></text:span>// The randomint functor generates random numbers in the range [0, 9].</text:p>
      <text:p text:style-name="Code"><text:span text:style-name="T14"><text:s text:c="2"/></text:span>std::ranges::generate(data, randomint{0, 9});</text:p>
      <text:p text:style-name="Code"/>
      <text:p text:style-name="Code"><text:span text:style-name="Strong_20_Emphasis"><text:span text:style-name="T14"><text:s text:c="2"/></text:span></text:span><text:span text:style-name="Strong_20_Emphasis">auto </text:span><text:span text:style-name="Strong_20_Emphasis"><text:span text:style-name="T29">match</text:span></text:span><text:span text:style-name="Strong_20_Emphasis">{</text:span>std::<text:span text:style-name="Strong_20_Emphasis">ranges::search(data, pi)};</text:span></text:p>
      <text:p text:style-name="Code"><text:span text:style-name="T14"><text:s text:c="2"/></text:span>if (<text:span text:style-name="T26">not match</text:span>)</text:p>
      <text:p text:style-name="Code"><text:span text:style-name="T14"><text:s text:c="4"/></text:span>std::cout &lt;&lt; "The integer range does not contain the digits of pi.\n";</text:p>
      <text:p text:style-name="Code"><text:span text:style-name="T14"><text:s text:c="2"/></text:span>else</text:p>
      <text:p text:style-name="Code"><text:span text:style-name="T14"><text:s text:c="2"/></text:span>{</text:p>
      <text:p text:style-name="Code"><text:span text:style-name="T14"><text:s text:c="4"/></text:span>std::cout &lt;&lt; "Easy as pi: ";</text:p>
      <text:p text:style-name="Code"><text:span text:style-name="T14"><text:s text:c="4"/></text:span>std::ranges::copy(<text:span text:style-name="T26">match</text:span>, std::ostream_iterator&lt;int&gt;(std::cout, " "));</text:p>
      <text:p text:style-name="Code"><text:span text:style-name="T14"><text:s text:c="4"/></text:span>std::cout &lt;&lt; '\n';</text:p>
      <text:p text:style-name="Code"><text:span text:style-name="T14"><text:s text:c="2"/></text:span>}</text:p>
      <text:p text:style-name="Code">}</text:p>
      <text:p text:style-name="Body_20_Text_20_Cont"><text:span text:style-name="T4">Other useful linear functions include </text:span><text:span text:style-name="Code_20_Inline"><text:span text:style-name="T4">count</text:span></text:span><text:span text:style-name="T4">, which takes a range and value and returns the number of occurrences of the value in the range. Its counterpart </text:span><text:span text:style-name="Code_20_Inline"><text:span text:style-name="T4">count_if</text:span></text:span><text:span text:style-name="T4"> takes a predicate instead of a value and returns the number of times the predicate returns true.</text:span></text:p>
      <text:p text:style-name="Body_20_Text_20_Cont"><text:span text:style-name="T4">Three more algorithms have a common pattern. They apply a predicate to every element in a range and return a </text:span><text:span text:style-name="Code_20_Inline"><text:span text:style-name="T4">bool</text:span></text:span><text:span text:style-name="T4">.</text:span></text:p>
      <text:list xml:id="list108893771" text:style-name="WW8Num11">
        <text:list-item>
          <text:p text:style-name="P19"><text:span text:style-name="Code_20_Inline">all_of(</text:span><text:span text:style-name="Code_20_Inline"><text:span text:style-name="T37">range</text:span></text:span><text:span text:style-name="Code_20_Inline">,</text:span> <text:span text:style-name="Code_20_Inline">predicate)</text:span> returns <text:span text:style-name="Code_20_Inline"><text:span text:style-name="T39">true</text:span></text:span> if <text:span text:style-name="Code_20_Inline">predicate(element)</text:span><text:span text:style-name="WW-Default_20_Paragraph_20_Font"> </text:span>returns <text:span text:style-name="Code_20_Inline"><text:span text:style-name="T39">true</text:span></text:span> for every element in <text:span text:style-name="Code_20_Inline"><text:span text:style-name="T37">range</text:span></text:span>.</text:p>
        </text:list-item>
        <text:list-item>
          <text:p text:style-name="P19"><text:span text:style-name="Code_20_Inline">any_of(</text:span><text:span text:style-name="Code_20_Inline"><text:span text:style-name="T37">range</text:span></text:span><text:span text:style-name="Code_20_Inline">, predicate)</text:span> returns <text:span text:style-name="Code_20_Inline"><text:span text:style-name="T39">true</text:span></text:span> if <text:span text:style-name="Code_20_Inline">predicate</text:span>(<text:span text:style-name="Code_20_Inline">element)</text:span><text:span text:style-name="WW-Default_20_Paragraph_20_Font"> </text:span>returns <text:span text:style-name="Code_20_Inline"><text:span text:style-name="T39">true</text:span></text:span> for at least one element in <text:span text:style-name="Code_20_Inline"><text:span text:style-name="T37">range</text:span></text:span>.</text:p>
        </text:list-item>
        <text:list-item>
          <text:p text:style-name="P19"><text:span text:style-name="Code_20_Inline">none_of(</text:span><text:span text:style-name="Code_20_Inline"><text:span text:style-name="T37">range</text:span></text:span><text:span text:style-name="Code_20_Inline">, predicate)</text:span> returns <text:span text:style-name="Code_20_Inline"><text:span text:style-name="T39">true</text:span></text:span> if <text:span text:style-name="Code_20_Inline">predicate(element)</text:span> returns <text:span text:style-name="Code_20_Inline"><text:span text:style-name="T39">false</text:span></text:span> for every element in <text:span text:style-name="Code_20_Inline"><text:span text:style-name="T37">range</text:span></text:span>.</text:p>
        </text:list-item>
      </text:list>
      <text:p text:style-name="Body_20_Text_20_Cont"><text:bookmark-end text:name="linear"/><text:span text:style-name="T4">The </text:span><text:span text:style-name="Code_20_Inline"><text:span text:style-name="T9">min</text:span></text:span><text:span text:style-name="T4">, </text:span><text:span text:style-name="Code_20_Inline"><text:span text:style-name="T9">max</text:span></text:span><text:span text:style-name="T4">, and </text:span><text:span text:style-name="Code_20_Inline"><text:span text:style-name="T9">minmax</text:span></text:span><text:span text:style-name="T4"> algorithms </text:span><text:span text:style-name="T31">live in the </text:span><text:span text:style-name="T4">iterator world and are equally home on the range. Prior to C++ 20, the </text:span><text:span text:style-name="Code_20_Inline"><text:span text:style-name="T9">min()</text:span></text:span><text:span text:style-name="T4"> function compared two values and returned the smaller; the min_element algorithm took two iterators and found the </text:span><text:soft-page-break/><text:span text:style-name="T4">position of the smallest value. Now, the </text:span><text:span text:style-name="Code_20_Inline"><text:span text:style-name="T9">std::ranges::min()</text:span></text:span><text:span text:style-name="T4"> function returns the minimum value of a range, and </text:span><text:span text:style-name="Code_20_Inline"><text:span text:style-name="T9">std::ranges::min_element()</text:span></text:span><text:span text:style-name="T4"> also returns the </text:span><text:span text:style-name="T31">minimum</text:span><text:span text:style-name="T4"> value of a range. Ditto for </text:span><text:span text:style-name="Code_20_Inline"><text:span text:style-name="T9">max()</text:span></text:span><text:span text:style-name="T4">. You can guess what </text:span><text:span text:style-name="Code_20_Inline"><text:span text:style-name="T4">minmax</text:span></text:span><text:span text:style-name="T4"> returns: a </text:span><text:span text:style-name="Code_20_Inline"><text:span text:style-name="T4">pair</text:span></text:span><text:span text:style-name="T4"> of iterators for the minimum and maximum values in the range. All three come in the usual overloaded forms: one uses the </text:span><text:span text:style-name="Code_20_Inline"><text:span text:style-name="T4">&lt;</text:span></text:span><text:span text:style-name="T4"> operator, and the other takes an additional argument for a comparison predicate.</text:span></text:p>
      <text:h text:style-name="Heading_20_2" text:outline-level="2"><text:bookmark-start text:name="binary"/>Binary Search Algorithms</text:h>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text:span text:style-name="T4">,</text:span> so<text:span text:style-name="T4">,</text:span> offer improved performance. Thus, the binary search algorithms are typically used on sequential containers, such as <text:span text:style-name="Code_20_Inline">vector</text:span>, when you know that they contain sorted data. If the input range is not properly sorted, the results are undefined: you might get the wrong answer<text:span text:style-name="T4">;</text:span> the program might crash<text:span text:style-name="T4">;</text:span> or something even worse might happen.</text:p>
      <text:p text:style-name="Body_20_Text_20_Cont"><text:span text:style-name="T4">The </text:span><text:span text:style-name="Code_20_Inline"><text:span text:style-name="T4">binary_search</text:span></text:span><text:span text:style-name="T4"> function simply tests whether a sorted range contains a particular value. By default, values are compared using only the </text:span><text:span text:style-name="Code_20_Inline"><text:span text:style-name="T4">&lt;</text:span></text:span><text:span text:style-name="T4"> operator. Another form of </text:span><text:span text:style-name="Code_20_Inline"><text:span text:style-name="T4">binary_search</text:span></text:span><text:span text:style-name="T4"> takes a comparison functor as an additional argument to perform the comparison.</text:span></text:p>
      <text:p text:style-name="Side_20_Bar_20_Head">What’s In a Name?</text:p>
      <text:p text:style-name="Side_20_Bar_20_Body">The <text:span text:style-name="Code_20_Inline">find</text:span> function 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 On the other hand, <text:span text:style-name="Code_20_Inline">find_end</text:span> searches for the match that is furthest right in a range of values, so why isn’t it called <text:span text:style-name="Code_20_Inline">search_end</text:span>? The <text:span text:style-name="Code_20_Inline">equal</text:span> function is completely different from <text:span text:style-name="Code_20_Inline">equal_range</text:span>, in spite of the similarity in their names.</text:p>
      <text:p text:style-name="Side_20_Bar_20_Last">The C++ standards committee did <text:span text:style-name="T4">its</text:span> best to apply uniform rules for algorithm names, such as appending <text:span text:style-name="Code_20_Inline">_if</text:span> to functions that take a functor argument but cannot be overloaded, <text:span text:style-name="T4">but it</text:span> faced some historical constraints with a number of names. What this means for you is that you <text:span text:style-name="T4">have</text:span> to keep a reference close at hand. Don’t judge a function by its name, but read the description of what the function does and how it does it<text:span text:style-name="T4">,</text:span> before you decide whether it’s the right function to use.</text:p>
      <text:p text:style-name="Body_20_Text_20_Cont"><text:soft-page-break/><text:span text:style-name="T4">The </text:span><text:span text:style-name="Code_20_Inline"><text:span text:style-name="T4">lower_bound</text:span></text:span><text:span text:style-name="T4"> function is similar to </text:span><text:span text:style-name="Code_20_Inline"><text:span text:style-name="T4">binary_search</text:span></text:span><text:span text:style-name="T4">, except it exists only in iterator form. It takes two iterators to delimit an input range, and it returns an iterator that points somewhere in that range. The returned iterator points to the first occurrence of the value, or it points to a position where the value belongs if you want to insert the value into the range and keep the values in sorted order. The </text:span><text:span text:style-name="Code_20_Inline"><text:span text:style-name="T4">upper_bound</text:span></text:span><text:span text:style-name="T4"> function is similar to </text:span><text:span text:style-name="Code_20_Inline"><text:span text:style-name="T4">lower_bound</text:span></text:span><text:span text:style-name="T4">, except it returns an iterator that points to the last position where you can insert the value and keep it in sorted order. If the value is found, that means </text:span><text:span text:style-name="Code_20_Inline"><text:span text:style-name="T4">upper_bound</text:span></text:span><text:span text:style-name="T4"> points to one position past the last occurrence of the value in the range. To put it another way, the range [</text:span><text:span text:style-name="Code_20_Inline"><text:span text:style-name="T4">lower_bound</text:span></text:span><text:span text:style-name="T4">, </text:span><text:span text:style-name="Code_20_Inline"><text:span text:style-name="T4">upper_bound</text:span></text:span><text:span text:style-name="T4">) is the sub-range of every occurrence of the value in the sorted range. As with any range, if </text:span><text:span text:style-name="Code_20_Inline"><text:span text:style-name="T4">lower_bound</text:span></text:span><text:span text:style-name="T4"> </text:span><text:span text:style-name="Code_20_Inline"><text:span text:style-name="T4">==</text:span></text:span><text:span text:style-name="T4"> </text:span><text:span text:style-name="Code_20_Inline"><text:span text:style-name="T4">upper_bound</text:span></text:span><text:span text:style-name="T4">, the result range is empty, which means the value is not in the search range.</text:span></text:p>
      <text:p text:style-name="Body_20_Text_20_Cont"><text:span text:style-name="T4">Listing 45-7 shows a slow way to arrange for sorted input. Reading integers into a vector and then calling </text:span><text:span text:style-name="Code_20_Inline"><text:span text:style-name="T9">sort()</text:span></text:span><text:span text:style-name="T4"> is faster. This is just an example of using </text:span><text:span text:style-name="Code_20_Inline"><text:span text:style-name="T4">lower_bound()</text:span></text:span><text:span text:style-name="T4"> and </text:span><text:span text:style-name="Code_20_Inline"><text:span text:style-name="T9">upper_bound()</text:span></text:span><text:span text:style-name="T4">. As a bonus, Listing 45-7 inserts a value only if it is not already present in the vector.</text:span></text:p>
      <text:p text:style-name="Code_20_Caption"><text:span text:style-name="T12">Listing 45-7.</text:span> <text:span text:style-name="T35">Using </text:span><text:span text:style-name="Code_20_Inline"><text:span text:style-name="T40">lower_bound</text:span></text:span><text:span text:style-name="T35"> to Create a Sorted Vector</text:span></text:p>
      <text:p text:style-name="P4">import &lt;algorithm&gt;;</text:p>
      <text:p text:style-name="P4">import &lt;iostream&gt;;</text:p>
      <text:p text:style-name="P4">import &lt;ranges&gt;;</text:p>
      <text:p text:style-name="P4"/>
      <text:p text:style-name="P4">import data;</text:p>
      <text:p text:style-name="P4"/>
      <text:p text:style-name="P4">int main()</text:p>
      <text:p text:style-name="P4">{</text:p>
      <text:p text:style-name="P4"><text:span text:style-name="T14"><text:s text:c="2"/></text:span>intvector data{};</text:p>
      <text:p text:style-name="P4"><text:s text:c="2"/>int value;</text:p>
      <text:p text:style-name="P4"><text:s text:c="2"/>while (std::cin &gt;&gt; value)</text:p>
      <text:p text:style-name="P4"><text:s text:c="2"/>{</text:p>
      <text:p text:style-name="P4"><text:span text:style-name="T14"><text:s text:c="4"/></text:span><text:span text:style-name="T26">auto lb</text:span>{std::lower_bound(data.begin(), data.end(), value)};</text:p>
      <text:p text:style-name="Code"><text:span text:style-name="T41"><text:s text:c="4"/>auto ub{std::</text:span><text:span text:style-name="T30">upp</text:span><text:span text:style-name="T41">er_bound(data.begin(), data.end(), value)};</text:span></text:p>
      <text:p text:style-name="P5"><text:s text:c="4"/>if (lb == ub)</text:p>
      <text:p text:style-name="P5"><text:s text:c="8"/>// Not in data, so insert.</text:p>
      <text:p text:style-name="P5"><text:s text:c="8"/>data.insert(ub, value);</text:p>
      <text:p text:style-name="Code"><text:s text:c="4"/>// else value is already in the vector</text:p>
      <text:p text:style-name="Code"><text:s text:c="2"/>}</text:p>
      <text:p text:style-name="Code"><text:span text:style-name="T14"><text:s text:c="2"/></text:span>write_data(data);</text:p>
      <text:p text:style-name="Code">}</text:p>
      <text:p text:style-name="Body_20_Text_20_Cont"><text:span text:style-name="T4">To better understand how </text:span><text:span text:style-name="Code_20_Inline"><text:span text:style-name="T4">lower_bound</text:span></text:span><text:span text:style-name="T4"> and </text:span><text:span text:style-name="Code_20_Inline"><text:span text:style-name="T4">upper_bound</text:span></text:span><text:span text:style-name="T4"> really work, it helps to write a test program. The program can read some integers from the user into a vector, </text:span><text:soft-page-break/><text:span text:style-name="T4">sort the vector, and then test some values using </text:span><text:span text:style-name="Code_20_Inline"><text:span text:style-name="T4">lower_bound</text:span></text:span><text:span text:style-name="T4"> and </text:span><text:span text:style-name="Code_20_Inline"><text:span text:style-name="T4">upper_bound</text:span></text:span><text:span text:style-name="T4">. To help you understand exactly what these functions return, call the </text:span><text:span text:style-name="Code_20_Inline"><text:span text:style-name="T4">distance</text:span></text:span><text:span text:style-name="T4"> function to determine an iterator’s position in a vector, as follows:</text:span></text:p>
      <text:p text:style-name="Code"><text:span text:style-name="T26">auto</text:span> iter{std::lower_bound(data<text:span text:style-name="T4">.begin(), data.end()</text:span>, 42)};</text:p>
      <text:p text:style-name="Code">std::cout &lt;&lt; "Index of 42 is " &lt;&lt; std::distance(data.begin(), iter) &lt;&lt; '\n';</text:p>
      <text:p text:style-name="Body_20_Text_20_Cont"><text:span text:style-name="T4">The </text:span><text:span text:style-name="Code_20_Inline"><text:span text:style-name="T4">distance</text:span></text:span><text:span text:style-name="T4"> function (declared in </text:span><text:span text:style-name="Code_20_Inline"><text:span text:style-name="T4">&lt;iterator&gt;</text:span></text:span><text:span text:style-name="T4">) takes an iterator range and returns the number of elements in the range. The return type is an integer type, although the exact type (e.g., </text:span><text:span text:style-name="Code_20_Inline"><text:span text:style-name="T4">int</text:span></text:span><text:span text:style-name="T4"> or </text:span><text:span text:style-name="Code_20_Inline"><text:span text:style-name="T4">long</text:span></text:span><text:span text:style-name="T4"> </text:span><text:span text:style-name="Code_20_Inline"><text:span text:style-name="T4">int</text:span></text:span><text:span text:style-name="T4">) depends on the implementation.</text:span></text:p>
      <text:p text:style-name="Body_20_Text_20_Cont"><text:span text:style-name="T17">Write the test program to test the values 3, 4, 8, 0, and 10.</text:span><text:span text:style-name="T4"> Then run the program with the following sample input:</text:span></text:p>
      <text:p text:style-name="Code"><text:change-start text:change-id="ct94365740500480"/><text:hidden-text text:condition="ooow:" text:string-value=".txt" text:is-hidden="true"/><text:change-end text:change-id="ct94365740500480"/>9 4 2 1 5 4 3 6 2 7 4</text:p>
      <text:p text:style-name="Body_20_Text_20_Cont">What should the program print as the sorted vector?</text:p>
      <text:p text:style-name="Unnumbered_20_List">_____________________________________________________________</text:p>
      <text:p text:style-name="Body_20_Text_20_Cont">Fill in Table 45-1 with the expected values for the lower and upper bounds of each value. Then run the program to check your answers.</text:p>
      <text:p text:style-name="Table_20_Caption"><text:span text:style-name="T12">Table 45-1.</text:span> Results of Testing Binary Search Funct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Value</text:p>
          </table:table-cell>
          <table:table-cell table:style-name="Table1.B1" office:value-type="string">
            <text:p text:style-name="P7">Expected Lower Bound</text:p>
          </table:table-cell>
          <table:table-cell table:style-name="Table1.B1" office:value-type="string">
            <text:p text:style-name="P7">Expected Upper Bound</text:p>
          </table:table-cell>
          <table:table-cell table:style-name="Table1.B1" office:value-type="string">
            <text:p text:style-name="P7">Actual Lower Bound</text:p>
          </table:table-cell>
          <table:table-cell table:style-name="Table1.E1" office:value-type="string">
            <text:p text:style-name="P7">Actual Upper Bound</text:p>
            <text:p text:style-name="P7"><text:span text:style-name="Code_20_Inline"/></text:p>
          </table:table-cell>
        </table:table-row>
        <table:table-row table:style-name="Table1.1">
          <table:table-cell table:style-name="Table1.A2" office:value-type="string">
            <text:p text:style-name="P9"><text:span text:style-name="Code_20_Inline">3</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E2" office:value-type="string">
            <text:p text:style-name="P10"/>
          </table:table-cell>
        </table:table-row>
        <table:table-row table:style-name="Table1.1">
          <table:table-cell table:style-name="Table1.A2" office:value-type="string">
            <text:p text:style-name="P9"><text:span text:style-name="Code_20_Inline">4</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E2" office:value-type="string">
            <text:p text:style-name="P10"/>
          </table:table-cell>
        </table:table-row>
        <table:table-row table:style-name="Table1.1">
          <table:table-cell table:style-name="Table1.A2" office:value-type="string">
            <text:p text:style-name="P9"><text:span text:style-name="Code_20_Inline">8</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E2" office:value-type="string">
            <text:p text:style-name="P10"/>
          </table:table-cell>
        </table:table-row>
        <table:table-row table:style-name="Table1.1">
          <table:table-cell table:style-name="Table1.A2" office:value-type="string">
            <text:p text:style-name="P9"><text:span text:style-name="Code_20_Inline">0</text:span></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cell table:style-name="Table1.E2" office:value-type="string">
            <text:p text:style-name="P10"/>
          </table:table-cell>
        </table:table-row>
        <table:table-row table:style-name="Table1.1">
          <table:table-cell table:style-name="Table1.A6" office:value-type="string">
            <text:p text:style-name="P11"><text:span text:style-name="Code_20_Inline">10</text:span></text:p>
          </table:table-cell>
          <table:table-cell table:style-name="Table1.B6" office:value-type="string">
            <text:p text:style-name="P12"/>
          </table:table-cell>
          <table:table-cell table:style-name="Table1.B6" office:value-type="string">
            <text:p text:style-name="P12"/>
          </table:table-cell>
          <table:table-cell table:style-name="Table1.B6" office:value-type="string">
            <text:p text:style-name="P12"/>
          </table:table-cell>
          <table:table-cell table:style-name="Table1.E6" office:value-type="string">
            <text:p text:style-name="P12"/>
          </table:table-cell>
        </table:table-row>
      </table:table>
      <text:p text:style-name="P17">Compare your test program with mine in Listing 45-8.</text:p>
      <text:p text:style-name="Code_20_Caption"><text:span text:style-name="T12">Listing 45-8.</text:span> Exploring the <text:span text:style-name="Code_20_Inline"><text:span text:style-name="T15">lower_bound</text:span></text:span> and <text:span text:style-name="Code_20_Inline"><text:span text:style-name="T15">upper_bound</text:span></text:span> Functions</text:p>
      <text:p text:style-name="Code"><text:soft-page-break/>import &lt;algorithm&gt;;</text:p>
      <text:p text:style-name="Code">import &lt;iostream&gt;;</text:p>
      <text:p text:style-name="Code">import &lt;ranges&gt;;</text:p>
      <text:p text:style-name="Code">import &lt;vector&gt;;</text:p>
      <text:p text:style-name="Code"/>
      <text:p text:style-name="Code">import data;</text:p>
      <text:p text:style-name="Code"/>
      <text:p text:style-name="Code">int main()</text:p>
      <text:p text:style-name="Code">{</text:p>
      <text:p text:style-name="Code"><text:span text:style-name="T14"><text:s text:c="2"/></text:span>intvector data{};</text:p>
      <text:p text:style-name="Code"><text:span text:style-name="T14"><text:s text:c="2"/></text:span>read_data(data);</text:p>
      <text:p text:style-name="Code"><text:span text:style-name="T14"><text:s text:c="2"/></text:span>std::ranges::sort(data);</text:p>
      <text:p text:style-name="Code"><text:span text:style-name="T14"><text:s text:c="2"/></text:span><text:span text:style-name="T16">write_data(data);</text:span></text:p>
      <text:p text:style-name="P1"/>
      <text:p text:style-name="P2"><text:s text:c="2"/>for (int test : { 3, 4, 8, 0, 10 })</text:p>
      <text:p text:style-name="Code"><text:span text:style-name="T6"><text:s text:c="2"/></text:span><text:span text:style-name="T4">{</text:span></text:p>
      <text:p text:style-name="Code"><text:span text:style-name="T6"><text:s text:c="4"/></text:span><text:span text:style-name="T23">auto</text:span><text:span text:style-name="T4"> lb{std::lower_bound(data.begin(), data.end(), test)};</text:span></text:p>
      <text:p text:style-name="Code"><text:span text:style-name="T6"><text:s text:c="4"/></text:span><text:span text:style-name="T23">auto </text:span><text:span text:style-name="T4">ub{std::upper_bound(data.begin(), data.end(), test)};</text:span></text:p>
      <text:p text:style-name="P2"><text:s text:c="4"/>std::cout &lt;&lt; "bounds of " &lt;&lt; test &lt;&lt; ": { "</text:p>
      <text:p text:style-name="Code"><text:span text:style-name="T6"><text:s text:c="8"/></text:span><text:span text:style-name="T4"><text:s/>&lt;&lt; std::distance(data.begin(), lb) &lt;&lt; ", "</text:span></text:p>
      <text:p text:style-name="Code"><text:span text:style-name="T6"><text:s text:c="8"/></text:span><text:span text:style-name="T4"><text:s/>&lt;&lt; std::distance(data.begin(), ub) &lt;&lt; " }\n";</text:span></text:p>
      <text:p text:style-name="Code"><text:span text:style-name="T6"><text:s text:c="2"/></text:span><text:span text:style-name="T4">}</text:span></text:p>
      <text:p text:style-name="Code">}</text:p>
      <text:p text:style-name="Body_20_Text_20_Cont"><text:span text:style-name="T4">An even better way to write this program is to call </text:span><text:span text:style-name="Code_20_Inline"><text:span text:style-name="T4">equal_range</text:span></text:span><text:span text:style-name="T4">, which finds the lower and upper bounds in one pass over the data. It returns a </text:span><text:span text:style-name="Code_20_Inline"><text:span text:style-name="T4">pair</text:span></text:span><text:span text:style-name="T4"> of iterators: the </text:span><text:span text:style-name="Code_20_Inline"><text:span text:style-name="T4">first</text:span></text:span><text:span text:style-name="T4"> member of the </text:span><text:span text:style-name="Code_20_Inline"><text:span text:style-name="T4">pair</text:span></text:span><text:span text:style-name="T4"> is the lower bound, and the </text:span><text:span text:style-name="Code_20_Inline"><text:span text:style-name="T4">second</text:span></text:span><text:span text:style-name="T4"> is the upper bound.</text:span></text:p>
      <text:h text:style-name="Heading_20_1" text:outline-level="1"><text:bookmark-end text:name="binary"/>Comparing</text:h>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You must ensure that the two ranges have the same size. If every element of the two ranges <text:span text:style-name="T4">is</text:span> equal, it returns true. If any element doesn’t match, it returns false. The function has two forms: pass only the iterators to <text:span text:style-name="Code_20_Inline">equal</text:span>, and it compares elements with the <text:span text:style-name="Code_20_Inline">==</text:span> operator; pass a comparison functor as the last argument, and <text:span text:style-name="Code_20_Inline">equal</text:span> compares elements by calling the functor. The first argument to the functor is the element from the first range<text:span text:style-name="T4">, </text:span>and the second argument is the element from the second range.</text:p>
      <text:p text:style-name="Body_20_Text_20_Cont"><text:span text:style-name="T4">The </text:span><text:span text:style-name="Code_20_Inline"><text:span text:style-name="T4">mismatch</text:span></text:span><text:span text:style-name="T4"> function is the opposite. It compares two ranges and returns a single object that holds </text:span><text:span text:style-name="T31">two </text:span><text:span text:style-name="T4">iterators that refer to the first elements that do not match. The </text:span><text:span text:style-name="Code_20_Inline"><text:span text:style-name="T38">in1</text:span></text:span><text:span text:style-name="T4"> member in the </text:span><text:span text:style-name="Code_20_Inline"><text:span text:style-name="T4">pair</text:span></text:span><text:span text:style-name="T4"> is an iterator that refers to an element in the first range, </text:span><text:soft-page-break/><text:span text:style-name="T4">and the </text:span><text:span text:style-name="Code_20_Inline"><text:span text:style-name="T38">in2</text:span></text:span><text:span text:style-name="T4"> member as an iterator that refers to the second range. If the two ranges are equal, the return value is a pair of end iterators.</text:span></text:p>
      <text:p text:style-name="Body_20_Text_20_Cont"><text:span text:style-name="T4">The </text:span><text:span text:style-name="Code_20_Inline"><text:span text:style-name="T4">lexicographical_compare</text:span></text:span><text:span text:style-name="T4"> algorithm used to set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one range, and the other range is longer, the shorter range is less than the longer range. If an element mismatch is found, whichever range contains the smaller element is the smaller range. All elements are compared using the </text:span><text:span text:style-name="Code_20_Inline"><text:span text:style-name="T4">&lt;</text:span></text:span><text:span text:style-name="T4"> operator (or a caller-supplied predicate) and checked for equivalence, not equality. Recall that elements </text:span><text:span text:style-name="Code_20_Inline"><text:span text:style-name="T4">a</text:span></text:span><text:span text:style-name="T4"> and </text:span><text:span text:style-name="Code_20_Inline"><text:span text:style-name="T4">b</text:span></text:span><text:span text:style-name="T4"> are equivalent if the following is true:</text:span></text:p>
      <text:p text:style-name="Code">not (a &lt; b) and not (b &lt; a)</text:p>
      <text:p text:style-name="Body_20_Text_20_Cont"><text:span text:style-name="T4">If you apply </text:span><text:span text:style-name="Code_20_Inline"><text:span text:style-name="T4">lexicographical_compare</text:span></text:span><text:span text:style-name="T4"> to two strings, you get the expected less-than relationship, which explains the name. In other words, if you call this algorithm with the strings </text:span><text:span text:style-name="Code_20_Inline"><text:span text:style-name="T4">"hello"</text:span></text:span><text:span text:style-name="T4"> and </text:span><text:span text:style-name="Code_20_Inline"><text:span text:style-name="T4">"help"</text:span></text:span><text:span text:style-name="T4">, it returns true; if you call it with </text:span><text:span text:style-name="Code_20_Inline"><text:span text:style-name="T4">"help"</text:span></text:span><text:span text:style-name="T4"> and </text:span><text:span text:style-name="Code_20_Inline"><text:span text:style-name="T4">"hello"</text:span></text:span><text:span text:style-name="T4">, it returns false; and if you call it with </text:span><text:span text:style-name="Code_20_Inline"><text:span text:style-name="T4">"hel"</text:span></text:span><text:span text:style-name="T4"> and </text:span><text:span text:style-name="Code_20_Inline"><text:span text:style-name="T4">"hello"</text:span></text:span><text:span text:style-name="T4">, it returns true. If you were curious, it lost the longest-name crown to its cousin, <text:s/></text:span><text:span text:style-name="Code_20_Inline"><text:span text:style-name="T4">lexicographical_compare_three_way</text:span></text:span><text:span text:style-name="T4">, which is similar but can compare for equality and greater-than at one time.</text:span></text:p>
      <text:p text:style-name="Body_20_Text_20_Cont"><text:span text:style-name="T17">Write a test program</text:span><text:span text:style-name="T4"> that reads two sequences of integers into separate vectors. </text:span><text:span text:style-name="T31">You can do this by putting a non-number string between the two sets of data. Reading the first set of numbers fails when it reaches the non-number string. Call </text:span><text:span text:style-name="Code_20_Inline"><text:span text:style-name="T9">std::cin.clear()</text:span></text:span><text:span text:style-name="T31"> to clear the fail status, read and discard the separator string, and then read the second set of data. </text:span><text:span text:style-name="T4">Then test the </text:span><text:span text:style-name="Code_20_Inline"><text:span text:style-name="T4">equal</text:span></text:span><text:span text:style-name="T4">, </text:span><text:span text:style-name="Code_20_Inline"><text:span text:style-name="T4">mismatch</text:span></text:span><text:span text:style-name="T4">, and </text:span><text:span text:style-name="Code_20_Inline"><text:span text:style-name="T4">lexicographical_compare</text:span></text:span><text:span text:style-name="T4"> functions on the two ranges. </text:span></text:p>
      <text:p text:style-name="Body_20_Text_20_Cont">Table 45-2 lists some suggested input data sets.</text:p>
      <text:p text:style-name="Table_20_Caption"><text:span text:style-name="T12">Table 45-2.</text:span> Suggested Data Sets for Testing Comparison Algorithms</text:p>
      <table:table table:name="Table2" table:style-name="Table2">
        <table:table-column table:style-name="Table2.A"/>
        <table:table-column table:style-name="Table2.B"/>
        <table:table-row table:style-name="Table2.1">
          <table:table-cell table:style-name="Table2.A1" office:value-type="string">
            <text:p text:style-name="P7">Data Set 1</text:p>
          </table:table-cell>
          <table:table-cell table:style-name="Table2.B1" office:value-type="string">
            <text:p text:style-name="P7">Data Set 2</text:p>
            <text:p text:style-name="P7"/>
          </table:table-cell>
        </table:table-row>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3</text:span></text:p>
          </table:table-cell>
        </table:table-row>
        <table:table-row table:style-name="Table2.1">
          <table:table-cell table:style-name="Table2.A2" office:value-type="string">
            <text:p text:style-name="Table_20_Text"><text:span text:style-name="Code_20_Inline">1 2 3</text:span></text:p>
          </table:table-cell>
          <table:table-cell table:style-name="Table2.B2" office:value-type="string">
            <text:p text:style-name="Table_20_Text"><text:span text:style-name="Code_20_Inline">1 2 3 4 5</text:span></text:p>
          </table:table-cell>
        </table:table-row>
        <text:soft-page-break/>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4 5</text:span></text:p>
          </table:table-cell>
        </table:table-row>
        <table:table-row table:style-name="Table2.1">
          <table:table-cell table:style-name="Table2.A5" office:value-type="string">
            <text:p text:style-name="P13"><text:span text:style-name="Code_20_Inline">1 2 3</text:span></text:p>
          </table:table-cell>
          <table:table-cell table:style-name="Table2.B5" office:value-type="string">
            <text:p text:style-name="P13"><text:span text:style-name="Code_20_Inline">1 2 3</text:span></text:p>
          </table:table-cell>
        </table:table-row>
      </table:table>
      <text:p text:style-name="P17">Compare your test program with mine in Listing 45-9.</text:p>
      <text:p text:style-name="Code_20_Caption"><text:span text:style-name="T12">Listing 45-9.</text:span> Testing Various Comparison Algorithms</text:p>
      <text:p text:style-name="Code">import &lt;algorithm&gt;;</text:p>
      <text:p text:style-name="Code">import &lt;iostream&gt;;</text:p>
      <text:p text:style-name="Code">import &lt;ranges&gt;;</text:p>
      <text:p text:style-name="Code">import &lt;vector&gt;;</text:p>
      <text:p text:style-name="Code"/>
      <text:p text:style-name="Code">import data;</text:p>
      <text:p text:style-name="Code"/>
      <text:p text:style-name="Code">int main()</text:p>
      <text:p text:style-name="Code">{</text:p>
      <text:p text:style-name="Code"><text:span text:style-name="T14"><text:s text:c="2"/></text:span>intvector data1{};</text:p>
      <text:p text:style-name="Code"><text:span text:style-name="T14"><text:s text:c="2"/></text:span>intvector data2{};</text:p>
      <text:p text:style-name="Code"/>
      <text:p text:style-name="Code"><text:span text:style-name="T14"><text:s text:c="2"/></text:span>read_data(data1);</text:p>
      <text:p text:style-name="P6"/>
      <text:p text:style-name="Code"><text:span text:style-name="T14"><text:s text:c="2"/></text:span>std::cin.clear();</text:p>
      <text:p text:style-name="Code"><text:s text:c="2"/>std::string discard;</text:p>
      <text:p text:style-name="Code"><text:s text:c="2"/>std::cin &gt;&gt; discard;</text:p>
      <text:p text:style-name="P6"/>
      <text:p text:style-name="Code"><text:span text:style-name="T14"><text:s text:c="2"/></text:span>read_data(data2);</text:p>
      <text:p text:style-name="Code"/>
      <text:p text:style-name="Code"><text:span text:style-name="T14"><text:s text:c="2"/></text:span>std::cout &lt;&lt; "data1: ";</text:p>
      <text:p text:style-name="Code"><text:span text:style-name="T14"><text:s text:c="2"/></text:span>write_data(data1);</text:p>
      <text:p text:style-name="Code"><text:span text:style-name="T14"><text:s text:c="2"/></text:span>std::cout &lt;&lt; "data2: ";</text:p>
      <text:p text:style-name="Code"><text:span text:style-name="T14"><text:s text:c="2"/></text:span>write_data(data2);</text:p>
      <text:p text:style-name="Code"/>
      <text:p text:style-name="Code"><text:span text:style-name="T14"><text:s text:c="2"/></text:span>std::cout &lt;&lt; std::boolalpha;</text:p>
      <text:p text:style-name="Code"><text:span text:style-name="T14"><text:s text:c="2"/></text:span>std::cout &lt;&lt; "equal(data1, data2) = " &lt;&lt;<text:span text:style-name="T14"> std::ranges::</text:span>equal(data1, data2) &lt;&lt; '\n';</text:p>
      <text:p text:style-name="Code"/>
      <text:p text:style-name="Code"><text:span text:style-name="T14"><text:s text:c="2"/></text:span>auto result{std::ranges::mismatch(data1, data2)<text:span text:style-name="T26">}</text:span>;</text:p>
      <text:p text:style-name="Code"><text:span text:style-name="T14"><text:s text:c="2"/></text:span>std::cout &lt;&lt; "mismatch(data1, data2) = index " &lt;&lt;</text:p>
      <text:p text:style-name="Code"><text:span text:style-name="T14"><text:s text:c="3"/></text:span>std::<text:span text:style-name="T26">distance</text:span>(data1.begin(), result.<text:span text:style-name="T26">in2</text:span>) &lt;&lt; '\n';</text:p>
      <text:p text:style-name="Code"/>
      <text:p text:style-name="Code"><text:span text:style-name="T14"><text:s text:c="2"/></text:span>std::cout &lt;&lt; "lex_comp(data1, data2) = " &lt;&lt;</text:p>
      <text:p text:style-name="Code"><text:span text:style-name="T14"><text:s text:c="4"/></text:span>std::ranges::lexicographical_compare(data1,<text:span text:style-name="T14"> </text:span>data2) &lt;&lt; '\n';</text:p>
      <text:p text:style-name="Code">}</text:p>
      <text:h text:style-name="Heading_20_1" text:outline-level="1"><text:bookmark-start text:name="data"/><text:soft-page-break/>Rearranging Data</text:h>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 As always, you must ensure the output range has <text:span text:style-name="T4">sufficient</text:span> room to accept the entire merged result from both input ranges. The two input ranges can be different sizes, so <text:span text:style-name="Code_20_Inline">merge</text:span> takes five or six arguments: two for the first input range, two for the second input range, one for the start of the output range, and an optional argument for a functor to use instead of the <text:span text:style-name="Code_20_Inline">&lt;</text:span> operator.</text:p>
      <text:p text:style-name="Body_20_Text_20_Cont"><text:span text:style-name="T4">The </text:span><text:span text:style-name="Code_20_Inline"><text:span text:style-name="T4">replace</text:span></text:span><text:span text:style-name="T4"> algorithm scans an input range and replaces every occurrence of an old value with a new value. The replacement occurs in place, so you specify the usual range but no write iterator. The </text:span><text:span text:style-name="Code_20_Inline"><text:span text:style-name="T4">replace_if</text:span></text:span><text:span text:style-name="T4"> function is similar but takes a predicate instead of an old value. </text:span><text:span text:style-name="T17">Write a program that reads a vector of integers and replaces all occurrences of values in the range [10, 20] with 0.</text:span><text:span text:style-name="T4"> Reuse the </text:span><text:span text:style-name="Code_20_Inline"><text:span text:style-name="T4">intrange</text:span></text:span><text:span text:style-name="T4"> functor class or write a lambda. Compare your program with mine in Listing 45-10.</text:span></text:p>
      <text:p text:style-name="Code_20_Caption"><text:span text:style-name="T12">Listing 45-10.</text:span> Using <text:span text:style-name="Code_20_Inline"><text:span text:style-name="T15">replace_if</text:span></text:span> and <text:span text:style-name="Code_20_Inline"><text:span text:style-name="T15">intrange</text:span></text:span> to Replace All Integers in [10, 20] with 0</text:p>
      <text:p text:style-name="Code">import &lt;algorithm&gt;;</text:p>
      <text:p text:style-name="Code"/>
      <text:p text:style-name="Code">import data;</text:p>
      <text:p text:style-name="Code">import intrange;</text:p>
      <text:p text:style-name="Code"/>
      <text:p text:style-name="Code">int main()</text:p>
      <text:p text:style-name="Code">{</text:p>
      <text:p text:style-name="Code"><text:span text:style-name="T14"><text:s text:c="2"/></text:span>intvector data{};</text:p>
      <text:p text:style-name="Code"><text:span text:style-name="T14"><text:s text:c="2"/></text:span>read_data(data);</text:p>
      <text:p text:style-name="Code"><text:span text:style-name="T14"><text:s text:c="2"/></text:span>write_data(data);</text:p>
      <text:p text:style-name="Code"><text:span text:style-name="T14"><text:s text:c="2"/></text:span>std::ranges::replace_if(data, intrange{10, 20}, 0);</text:p>
      <text:p text:style-name="Code"><text:span text:style-name="T14"><text:s text:c="2"/></text:span>write_data(data);</text:p>
      <text:p text:style-name="Code">}</text:p>
      <text:p text:style-name="P17">Listing 45-11 shows the same program using a lambda.</text:p>
      <text:p text:style-name="Code_20_Caption"><text:span text:style-name="T12">Listing 45-11.</text:span> Using <text:span text:style-name="Code_20_Inline"><text:span text:style-name="T15">replace_if</text:span></text:span> and a Lambda to Replace All Integers in [10, 20] with 0</text:p>
      <text:p text:style-name="Code">import &lt;algorithm&gt;;</text:p>
      <text:p text:style-name="Code">import &lt;ranges&gt;;</text:p>
      <text:p text:style-name="Code"/>
      <text:p text:style-name="Code">import data;</text:p>
      <text:p text:style-name="Code"/>
      <text:p text:style-name="Code">int main()</text:p>
      <text:p text:style-name="Code"><text:soft-page-break/>{</text:p>
      <text:p text:style-name="Code"><text:span text:style-name="T14"><text:s text:c="2"/></text:span>intvector data{};</text:p>
      <text:p text:style-name="Code"><text:span text:style-name="T14"><text:s text:c="2"/></text:span>read_data(data);</text:p>
      <text:p text:style-name="Code"><text:span text:style-name="T14"><text:s text:c="2"/></text:span>write_data(data);</text:p>
      <text:p text:style-name="Code"><text:span text:style-name="T14"><text:s text:c="2"/></text:span>std::ranges::replace_if(data,<text:span text:style-name="T14"> </text:span>[](int x)<text:span text:style-name="T14"> </text:span>{<text:span text:style-name="T14"> </text:span>return x &gt;= 10 and x &lt;= 20;<text:span text:style-name="T14"> </text:span>}, 0);</text:p>
      <text:p text:style-name="Code"><text:span text:style-name="T14"><text:s text:c="2"/></text:span>write_data(data);</text:p>
      <text:p text:style-name="Code">}</text:p>
      <text:p text:style-name="Body_20_Text_20_Cont"><text:span text:style-name="T4">A fun algorithm is </text:span><text:span text:style-name="Code_20_Inline"><text:span text:style-name="T4">shuffle</text:span></text:span><text:span text:style-name="T4">, which shuffles elements in place into random order. This function takes two arguments, specifying the range to shuffle and a pseudo-random number generator. </text:span><text:span text:style-name="T31">For t</text:span><text:span text:style-name="T4">he </text:span><text:span text:style-name="T31">second argument, use the same </text:span><text:span text:style-name="Code_20_Inline"><text:span text:style-name="T9">std::default_random_engine</text:span></text:span><text:span text:style-name="T31"> as used in </text:span><text:span text:style-name="T4">Listing 45-5.</text:span></text:p>
      <text:p text:style-name="Body_20_Text_20_Cont"><text:span text:style-name="T4">Use the </text:span><text:span text:style-name="Code_20_Inline"><text:span text:style-name="T5">sequence</text:span></text:span><text:change text:change-id="ct94365743509712"/><text:span text:style-name="T4"> </text:span><text:change text:change-id="ct94365798944416"/><text:change-start text:change-id="ct94365804144912"/><text:span text:style-name="T32">modul</text:span><text:change-end text:change-id="ct94365804144912"/><text:span text:style-name="T4">e (from Listing 44-6) and generate a vector of 100 sequential integers. Then shuffle it into random order and print it. Compare your solution with mine in Listing 45-12.</text:span></text:p>
      <text:p text:style-name="Code_20_Caption"><text:span text:style-name="T12">Listing 45-12.</text:span> Shuffling Integers into Random Order</text:p>
      <text:p text:style-name="Code">import &lt;algorithm&gt;;</text:p>
      <text:p text:style-name="Code">import &lt;random&gt;;</text:p>
      <text:p text:style-name="Code"/>
      <text:p text:style-name="Code">import data;</text:p>
      <text:p text:style-name="Code">import sequence;</text:p>
      <text:p text:style-name="Code"/>
      <text:p text:style-name="Code">int main()</text:p>
      <text:p text:style-name="Code">{</text:p>
      <text:p text:style-name="Code"><text:span text:style-name="T14"><text:s text:c="2"/></text:span>intvector data<text:change-start text:change-id="ct94365805534528"/><text:span text:style-name="T45">(</text:span><text:change-end text:change-id="ct94365805534528"/><text:change text:change-id="ct94365803902720"/>100<text:change text:change-id="ct94365801869056"/><text:change-start text:change-id="ct94365792210608"/><text:span text:style-name="T27">)</text:span><text:change-end text:change-id="ct94365792210608"/>;</text:p>
      <text:p text:style-name="Code"><text:span text:style-name="T14"><text:s text:c="2"/></text:span>std::ranges::generate(data, sequence{1, 1});</text:p>
      <text:p text:style-name="Code"><text:span text:style-name="T14"><text:s text:c="2"/></text:span>write_data(data);</text:p>
      <text:p text:style-name="Code"><text:span text:style-name="T14"><text:s text:c="2"/></text:span>std::ranges::shuffle(data, <text:span text:style-name="T4">std::default_random_engine{}</text:span>);</text:p>
      <text:p text:style-name="Code"><text:span text:style-name="T14"><text:s text:c="2"/></text:span>write_data(data);</text:p>
      <text:p text:style-name="Code">}</text:p>
      <text:p text:style-name="Body_20_Text_20_Cont"><text:span text:style-name="T4">The </text:span><text:span text:style-name="Code_20_Inline"><text:span text:style-name="T4">generate</text:span></text:span><text:span text:style-name="T4"> algorithm repeatedly calls a functor with no arguments and copies the return value into an output range. It calls the functor once per element in the range, overwriting every element. The </text:span><text:span text:style-name="Code_20_Inline"><text:span text:style-name="T4">generate_n</text:span></text:span><text:span text:style-name="T4"> function takes an iterator for the start of a range and an integer for the size of the range. It then calls a functor (the third argument) once for each element of the range, copying the return value into the range. It is your responsibility to ensure that the range actually has that many elements in it. To use </text:span><text:span text:style-name="Code_20_Inline"><text:span text:style-name="T4">generate_n</text:span></text:span><text:span text:style-name="T4"> instead of </text:span><text:span text:style-name="Code_20_Inline"><text:span text:style-name="T4">generate</text:span></text:span><text:span text:style-name="T4"> in Listing 45-1</text:span><text:change-start text:change-id="ct94365786204544"/><text:span text:style-name="T10">2</text:span><text:change-end text:change-id="ct94365786204544"/><text:change text:change-id="ct94365786204928"/><text:span text:style-name="T4">, you could write</text:span></text:p>
      <text:p text:style-name="Code"><text:span text:style-name="T14"><text:s text:c="2"/></text:span>std::generate_n(data.begin(), data.size(), sequence<text:change-start text:change-id="ct94365786463024"/><text:span text:style-name="T44">{</text:span><text:change-end text:change-id="ct94365786463024"/><text:change text:change-id="ct94365786463264"/>1, 1<text:change text:change-id="ct94365712169600"/><text:change-start text:change-id="ct94365712169840"/><text:span text:style-name="T44">}</text:span><text:change-end text:change-id="ct94365712169840"/>);</text:p>
      <text:p text:style-name="Body_20_Text_20_Cont"><text:span text:style-name="T4">If you don’t have to call a functor for every item of a range but instead want to fill a range with copies of the same value, call </text:span><text:span text:style-name="Code_20_Inline"><text:span text:style-name="T4">fill</text:span></text:span><text:span text:style-name="T4">, passing a range and a value. The </text:span><text:soft-page-break/><text:span text:style-name="T4">value is copied into every element in the range. The </text:span><text:span text:style-name="Code_20_Inline"><text:span text:style-name="T4">fill_n</text:span></text:span><text:span text:style-name="T4"> function takes a starting iterator and an integer size to specify the target range.</text:span></text:p>
      <text:p text:style-name="Body_20_Text_20_Cont"><text:span text:style-name="T4">The </text:span><text:span text:style-name="Code_20_Inline"><text:span text:style-name="T4">transform</text:span></text:span><text:span text:style-name="T4"> algorithm modifies items by calling a functor for each item in an input range. It writes the transformed 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start of an output range, and a functor. It calls the functor for each element of the input range, copying the result to the output range. The output range can be the same as the input range, or it can be a separate range. As with all algorithms, you must ensure that the output range is large enough to store the results.</text:span></text:p>
      <text:p text:style-name="Body_20_Text_20_Cont"><text:span text:style-name="T4">The binary form of </text:span><text:span text:style-name="Code_20_Inline"><text:span text:style-name="T4">transform</text:span></text:span><text:span text:style-name="T4"> takes </text:span><text:span text:style-name="T31">two </text:span><text:span text:style-name="T4">input ranges, the start of an output range, and a binary functor. The functor is called for each element in the input ranges; the first argument comes from the first input range, and the second argument comes from the second input range. As with the unary form, the function copies the result to the output range, which can be the same as either input range. Note that the types of the two input ranges do not have to be the same</text:span><text:bookmark-end text:name="data"/><text:span text:style-name="T4">.</text:span></text:p>
      <text:h text:style-name="Heading_20_1" text:outline-level="1">Copying Data</text:h>
      <text:p text:style-name="Body_20_Text_20_First">Some algorithms operate in place, and others copy their results to an output range. For example, <text:span text:style-name="Code_20_Inline">reverse</text:span> reverses items in place, and <text:span text:style-name="Code_20_Inline">reverse_co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Body_20_Text_20_Cont"><text:span text:style-name="T4">In addition to just plain </text:span><text:span text:style-name="Code_20_Inline"><text:span text:style-name="T4">copy</text:span></text:span><text:span text:style-name="T4">, which you’ve seen many times already, the standard library offers </text:span><text:span text:style-name="Code_20_Inline"><text:span text:style-name="T4">copy_backward</text:span></text:span><text:span text:style-name="T4">, which makes a copy but starts at the end and works toward the beginning, preserving the original order; </text:span><text:span text:style-name="Code_20_Inline"><text:span text:style-name="T4">copy_n</text:span></text:span><text:span text:style-name="T4">, which takes the start of a range, a count, and a write iterator; and </text:span><text:span text:style-name="Code_20_Inline"><text:span text:style-name="T4">copy_if</text:span></text:span><text:span text:style-name="T4">, which is like </text:span><text:span text:style-name="Code_20_Inline"><text:span text:style-name="T4">copy</text:span></text:span><text:span text:style-name="T4"> but takes a predicate and copies an element only if the predicate returns true. Distinguish </text:span><text:span text:style-name="Code_20_Inline"><text:span text:style-name="T4">copy_backward</text:span></text:span><text:span text:style-name="T4"> from </text:span><text:span text:style-name="Code_20_Inline"><text:span text:style-name="T4">reverse_copy</text:span></text:span><text:span text:style-name="T4">. The latter starts at the beginning and works toward the end of the input range but copies the values into reverse order.</text:span></text:p>
      <text:p text:style-name="Body_20_Text_20_Cont"><text:span text:style-name="T4">If you have to move elements instead of copy them, call </text:span><text:span text:style-name="Code_20_Inline"><text:span text:style-name="T4">std::move</text:span></text:span><text:span text:style-name="T4"> or </text:span><text:span text:style-name="Code_20_Inline"><text:span text:style-name="T4">std::move_backward</text:span></text:span><text:span text:style-name="T4">. This </text:span><text:span text:style-name="Code_20_Inline"><text:span text:style-name="T4">std::move</text:span></text:span><text:span text:style-name="T4"> is different from the one you encountered in Exploration 40. This one is declared in </text:span><text:span text:style-name="Code_20_Inline"><text:span text:style-name="T4">&lt;algorithm&gt;</text:span></text:span><text:span text:style-name="T4">. Like </text:span><text:span text:style-name="Code_20_Inline"><text:span text:style-name="T4">copy</text:span></text:span><text:span text:style-name="T4">, the </text:span><text:span text:style-name="Code_20_Inline"><text:span text:style-name="T4">move</text:span></text:span><text:span text:style-name="T4"> algorithm takes </text:span><text:soft-page-break/><text:span text:style-name="T31">an input range</text:span><text:span text:style-name="T4"> and a write iterator. It calls the other form of </text:span><text:span text:style-name="Code_20_Inline"><text:span text:style-name="T4">std::move</text:span></text:span><text:span text:style-name="T4"> for each element of the input range, moving the element into the output range.</text:span></text:p>
      <text:p text:style-name="Body_20_Text_20_Cont">As with all algorithms that write output, it is your responsibility to ensure the output range is large enough to handle everything you write to it. Some implementations of the standard library offer debugging modes to help detect violations of this rule. If your library offers such a feature, by all means, take full advantage of it.</text:p>
      <text:h text:style-name="Heading_20_1" text:outline-level="1">Deleting Elements</text:h>
      <text:p text:style-name="Body_20_Text_20_First">The trickiest algorithms to use are those that “remove” elements. As you learned in Exploration 23, algorithms such as <text:span text:style-name="Code_20_Inline">remove</text:span> don’t actually delete anything. Instead, they rearrange the elements in the range<text:span text:style-name="T4">,</text:span> so that all the elements slated for removal are packed at the end of the range. The removal algorithm returns <text:span text:style-name="T34">a </text:span>subrange object that contains the remaining elements of the range.</text:p>
      <text:p text:style-name="Body_20_Text_20_Cont"><text:span text:style-name="T4">The </text:span><text:span text:style-name="Code_20_Inline"><text:span text:style-name="T4">remove</text:span></text:span><text:span text:style-name="T4"> function takes an iterator range and a value, and it removes all elements equal to that value. You can also use a predicate with </text:span><text:span text:style-name="Code_20_Inline"><text:span text:style-name="T4">remove_if</text:span></text:span><text:span text:style-name="T4"> to remove all elements for which a predicate returns true. These two functions also have copying counterparts that don’t rearrange anything but merely copy the elements that are not being removed: </text:span><text:span text:style-name="Code_20_Inline"><text:span text:style-name="T4">remove_copy</text:span></text:span><text:span text:style-name="T4"> copies all the elements that are not equal to a certain value and </text:span><text:span text:style-name="Code_20_Inline"><text:span text:style-name="T4">remove_copy_if</text:span></text:span><text:span text:style-name="T4"> copies all elements for which a predicate returns false.</text:span></text:p>
      <text:p text:style-name="Body_20_Text_20_Cont"><text:span text:style-name="T4">Another algorithm that removes elements is </text:span><text:span text:style-name="Code_20_Inline"><text:span text:style-name="T4">unique</text:span></text:span><text:span text:style-name="T4"> (and </text:span><text:span text:style-name="Code_20_Inline"><text:span text:style-name="T4">unique_copy</text:span></text:span><text:span text:style-name="T4">). It takes an input range and removes all adjacent duplicates, thereby ensuring that every item in the range is unique. (If the range is sorted, then all duplicates are adjacent.) Both functions can take a comparison functor instead of using the default </text:span><text:span text:style-name="Code_20_Inline"><text:span text:style-name="T9">==</text:span></text:span><text:span text:style-name="T4"> operator.</text:span></text:p>
      <text:p text:style-name="Body_20_Text_20_Cont"><text:span text:style-name="T4">When </text:span><text:span text:style-name="Code_20_Inline"><text:span text:style-name="T4">remove()</text:span></text:span><text:span text:style-name="T4"> returns a subrange, </text:span><text:span text:style-name="T31">the return value </text:span><text:span text:style-name="T4">actually holds two iterators </text:span><text:span text:style-name="T31">range of </text:span><text:span text:style-name="T4">elements to erase. The only data copied are the values that are “removed” from the original range by reorganizing the vector. All of the algorithms treat any range the same way, whether </text:span><text:span text:style-name="T31">the range is a</text:span><text:span text:style-name="T4"> vector, a pair of iterator endpoints, or anything else that you can express by means of two endpoints.</text:span></text:p>
      <text:p text:style-name="Body_20_Text_20_Cont"><text:span text:style-name="T8">Write a program that reads integers into a vector, sorts the values into descending order, erases all even elements, and </text:span><text:span text:style-name="T33">copies to a vector while removing</text:span><text:span text:style-name="T8"> duplicates. Print the resulting vector</text:span><text:span text:style-name="T4">. Test for even number with the modulus (</text:span><text:span text:style-name="Code_20_Inline"><text:span text:style-name="T4">%</text:span></text:span><text:span text:style-name="T4">) operator: </text:span><text:span text:style-name="Code_20_Inline"><text:span text:style-name="T9">x</text:span></text:span><text:span text:style-name="T4"> is even when </text:span><text:span text:style-name="Code_20_Inline"><text:span text:style-name="T9">x</text:span></text:span><text:span text:style-name="T4"> </text:span><text:span text:style-name="Code_20_Inline"><text:span text:style-name="T9">%</text:span></text:span><text:span text:style-name="Default_20_Paragraph_20_Font"><text:span text:style-name="T9"> </text:span></text:span><text:span text:style-name="Code_20_Inline"><text:span text:style-name="T9">2</text:span></text:span><text:span text:style-name="T4"> </text:span><text:span text:style-name="Code_20_Inline"><text:span text:style-name="T9">==</text:span></text:span><text:span text:style-name="T4"> </text:span><text:span text:style-name="Code_20_Inline"><text:span text:style-name="T9">0</text:span></text:span><text:span text:style-name="T4">. My solution is in Listing 45-13.</text:span></text:p>
      <text:p text:style-name="Code_20_Caption"><text:soft-page-break/><text:span text:style-name="T12">Listing 45-13.</text:span> Erasing Elements from a Vector</text:p>
      <text:p text:style-name="Code">import &lt;algorithm&gt;;</text:p>
      <text:p text:style-name="Code">import &lt;iterator&gt;;</text:p>
      <text:p text:style-name="Code">import &lt;ranges&gt;;</text:p>
      <text:p text:style-name="Code"/>
      <text:p text:style-name="Code">import data;</text:p>
      <text:p text:style-name="Code">import intrange;</text:p>
      <text:p text:style-name="Code"/>
      <text:p text:style-name="Code">int main()</text:p>
      <text:p text:style-name="Code">{</text:p>
      <text:p text:style-name="Code"><text:span text:style-name="T14"><text:s text:c="2"/></text:span>intvector data{};</text:p>
      <text:p text:style-name="Code"><text:span text:style-name="T14"><text:s text:c="2"/></text:span>read_data(data);</text:p>
      <text:p text:style-name="Code"><text:s text:c="2"/>// sort into descending order</text:p>
      <text:p text:style-name="Code"><text:s text:c="2"/>std::ranges::sort(data, [](int a, int b) { return b &lt; a; });</text:p>
      <text:p text:style-name="Code"><text:s text:c="2"/>auto odd{ std::ranges::remove_if(data, [](int x) { return x % 2 == 0; }) };</text:p>
      <text:p text:style-name="Code"><text:s text:c="2"/><text:span text:style-name="T26">intvector</text:span> uniquely_odd{};</text:p>
      <text:p text:style-name="Code"><text:s text:c="2"/>std::unique_copy(begin(<text:span text:style-name="T26">data</text:span>), <text:span text:style-name="T26">begin</text:span>(odd), std::back_inserter(uniquely_odd));</text:p>
      <text:p text:style-name="Code"><text:s text:c="2"/>write_data(uniquely_odd);</text:p>
      <text:p text:style-name="Code">}</text:p>
      <text:h text:style-name="Heading_20_1" text:outline-level="1">Ranges</text:h>
      <text:p text:style-name="Body_20_Text_20_First">Algorithms, ranges, and iterators are closely related. <text:span text:style-name="T34">I waved my hands a lot when describing how to use the algorithms with various kinds of ranges and subranges. The next Exploration takes a closer look at ranges and how to use them effective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iberation Mono" svg:font-family="'Liberation Mono'" style:font-family-generic="modern"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2"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master-page-name="">
      <style:paragraph-properties fo:margin-top="0.0835in" fo:margin-bottom="0.0835in" loext:contextual-spacing="true" fo:line-height="100%" style:page-number="auto"/>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2"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2"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8Num11z1" style:family="text"/>
    <style:style style:name="WW8Num11z2"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23:00</meta:creation-date>
    <dc:creator>Ray Lischner</dc:creator>
    <dc:date>2020-05-03T01:46:20.948769339</dc:date>
    <meta:print-date>2009-03-19T10:05:00</meta:print-date>
    <meta:editing-cycles>98</meta:editing-cycles>
    <meta:editing-duration>PT8H5M26S</meta:editing-duration>
    <meta:generator>LibreOffice/6.4.2.2$Linux_X86_64 LibreOffice_project/40$Build-2</meta:generator>
    <meta:document-statistic meta:table-count="2" meta:image-count="0" meta:object-count="0" meta:page-count="18" meta:paragraph-count="362" meta:word-count="4902" meta:character-count="30275" meta:non-whitespace-character-count="25369"/>
    <meta:user-defined meta:name="Chapter Number">45</meta:user-defined>
    <meta:user-defined meta:name="ContentType">Document</meta:user-defined>
  </office:meta>
</office:document-meta>
</file>